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1">
      <text:list-level-style-number text:level="1" text:style-name="WW_CharLFO11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0">
      <text:list-level-style-bullet text:level="1" text:style-name="WW_CharLFO20LVL1" text:bullet-char="–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2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3">
      <text:list-level-style-number text:level="1" text:style-name="WW_CharLFO23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3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4">
      <text:list-level-style-number text:level="1" text:style-name="WW_CharLFO24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4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5">
      <text:list-level-style-number text:level="1" text:style-name="WW_CharLFO25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5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6">
      <text:list-level-style-number text:level="1" text:style-name="WW_CharLFO26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6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7">
      <text:list-level-style-number text:level="1" text:style-name="WW_CharLFO27LVL1" style:num-suffix=" " style:num-format="1">
        <style:list-level-properties text:space-before="0in" text:min-label-width="0.2284in" text:list-level-position-and-space-mode="label-alignment">
          <style:list-level-label-alignment text:label-followed-by="space" fo:margin-left="0.2284in" fo:text-indent="-0.2284in"/>
        </style:list-level-properties>
      </text:list-level-style-number>
      <text:list-level-style-number text:level="2" text:style-name="WW_CharLFO27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8">
      <text:list-level-style-number text:level="1" text:style-name="WW_CharLFO28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28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9">
      <text:list-level-style-number text:level="1" text:style-name="WW_CharLFO29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29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30">
      <text:list-level-style-number text:level="1" text:style-name="WW_CharLFO30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30LVL2" style:num-suffix=" " style:num-format="1" text:display-levels="2">
        <style:list-level-properties text:space-before="0in" text:min-label-width="0.327in" text:list-level-position-and-space-mode="label-alignment">
          <style:list-level-label-alignment text:label-followed-by="space" fo:margin-left="0.327in" fo:text-indent="-0.327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33">
      <text:list-level-style-bullet text:level="1" text:style-name="WW_CharLFO3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Aria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4">
      <text:list-level-style-bullet text:level="1" text:style-name="WW_CharLFO3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Aria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5LVL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7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1LVL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42">
      <text:list-level-style-number text:level="1" style:num-prefix="(" style:num-suffix=")" style:num-format="1">
        <style:list-level-properties text:space-before="0.1972in" text:min-label-width="0.3541in" text:list-level-position-and-space-mode="label-alignment">
          <style:list-level-label-alignment text:label-followed-by="listtab" fo:margin-left="0.5513in" fo:text-indent="-0.3541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3">
      <text:list-level-style-number text:level="1" text:style-name="WW_CharLFO4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29in" text:min-label-width="0.125in" text:list-level-position-and-space-mode="label-alignment">
          <style:list-level-label-alignment text:label-followed-by="listtab" fo:margin-left="1.4979in" fo:text-indent="-0.125in"/>
        </style:list-level-properties>
      </text:list-level-style-number>
      <text:list-level-style-number text:level="4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29in" text:min-label-width="0.125in" text:list-level-position-and-space-mode="label-alignment">
          <style:list-level-label-alignment text:label-followed-by="listtab" fo:margin-left="2.9979in" fo:text-indent="-0.125in"/>
        </style:list-level-properties>
      </text:list-level-style-number>
      <text:list-level-style-number text:level="7" style:num-suffix="." style:num-format="1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29in" text:min-label-width="0.125in" text:list-level-position-and-space-mode="label-alignment">
          <style:list-level-label-alignment text:label-followed-by="listtab" fo:margin-left="4.4979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29in" text:min-label-width="0.125in" text:list-level-position-and-space-mode="label-alignment">
          <style:list-level-label-alignment text:label-followed-by="listtab" fo:margin-left="1.4979in" fo:text-indent="-0.125in"/>
        </style:list-level-properties>
      </text:list-level-style-number>
      <text:list-level-style-number text:level="4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29in" text:min-label-width="0.125in" text:list-level-position-and-space-mode="label-alignment">
          <style:list-level-label-alignment text:label-followed-by="listtab" fo:margin-left="2.9979in" fo:text-indent="-0.125in"/>
        </style:list-level-properties>
      </text:list-level-style-number>
      <text:list-level-style-number text:level="7" style:num-suffix="." style:num-format="1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29in" text:min-label-width="0.125in" text:list-level-position-and-space-mode="label-alignment">
          <style:list-level-label-alignment text:label-followed-by="listtab" fo:margin-left="4.4979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</text:list-level-style-number>
    </text:list-style>
    <style:style style:name="P1" style:parent-style-name="Heading1" style:master-page-name="MPF0" style:list-style-name="LFO26" style:family="paragraph">
      <style:paragraph-properties/>
    </style:style>
    <style:style style:name="P2" style:parent-style-name="Bibliography" style:family="paragraph">
      <style:paragraph-properties fo:margin-left="0.5in" fo:text-indent="-0.5in">
        <style:tab-stops/>
      </style:paragraph-properties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P4" style:parent-style-name="Bibliography" style:family="paragraph">
      <style:paragraph-properties fo:margin-left="0.5in" fo:text-indent="-0.5in">
        <style:tab-stops/>
      </style:paragraph-properties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Bibliography" style:family="paragraph">
      <style:paragraph-properties fo:margin-left="0.5in" fo:text-indent="-0.5in">
        <style:tab-stops/>
      </style:paragraph-properties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Bibliography" style:family="paragraph">
      <style:paragraph-properties fo:margin-left="0.5in" fo:text-indent="-0.5in">
        <style:tab-stops/>
      </style:paragraph-properties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Bibliography" style:family="paragraph">
      <style:paragraph-properties fo:margin-left="0.5in" fo:text-indent="-0.5in">
        <style:tab-stops/>
      </style:paragraph-properties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Bibliography" style:family="paragraph">
      <style:paragraph-properties fo:margin-left="0.5in" fo:text-indent="-0.5in">
        <style:tab-stops/>
      </style:paragraph-properties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Bibliography" style:family="paragraph">
      <style:paragraph-properties fo:margin-left="0.5in" fo:text-indent="-0.5in">
        <style:tab-stops/>
      </style:paragraph-properties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Bibliography" style:family="paragraph">
      <style:paragraph-properties fo:margin-left="0.5in" fo:text-indent="-0.5in">
        <style:tab-stops/>
      </style:paragraph-properties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Bibliography" style:family="paragraph">
      <style:paragraph-properties fo:margin-left="0.5in" fo:text-indent="-0.5in">
        <style:tab-stops/>
      </style:paragraph-properties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Bibliography" style:family="paragraph">
      <style:paragraph-properties fo:margin-left="0.5in" fo:text-indent="-0.5in">
        <style:tab-stops/>
      </style:paragraph-properties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Bibliography" style:family="paragraph">
      <style:paragraph-properties fo:margin-left="0.5in" fo:text-indent="-0.5in">
        <style:tab-stops/>
      </style:paragraph-properties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Bibliography" style:family="paragraph">
      <style:paragraph-properties fo:margin-left="0.5in" fo:text-indent="-0.5in">
        <style:tab-stops/>
      </style:paragraph-properties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Bibliography" style:family="paragraph">
      <style:paragraph-properties fo:margin-left="0.5in" fo:text-indent="-0.5in">
        <style:tab-stops/>
      </style:paragraph-properties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Bibliography" style:family="paragraph">
      <style:paragraph-properties fo:margin-left="0.5in" fo:text-indent="-0.5in">
        <style:tab-stops/>
      </style:paragraph-properties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P30" style:parent-style-name="Bibliography" style:family="paragraph">
      <style:paragraph-properties fo:margin-left="0.5in" fo:text-indent="-0.5in">
        <style:tab-stops/>
      </style:paragraph-properties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P32" style:parent-style-name="Bibliography" style:family="paragraph">
      <style:paragraph-properties fo:margin-left="0.5in" fo:text-indent="-0.5in">
        <style:tab-stops/>
      </style:paragraph-properties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Bibliography" style:family="paragraph">
      <style:paragraph-properties fo:margin-left="0.5in" fo:text-indent="-0.5in">
        <style:tab-stops/>
      </style:paragraph-properties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Bibliography" style:family="paragraph">
      <style:paragraph-properties fo:margin-left="0.5in" fo:text-indent="-0.5in">
        <style:tab-stops/>
      </style:paragraph-properties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Bibliography" style:family="paragraph">
      <style:paragraph-properties fo:margin-left="0.5in" fo:text-indent="-0.5in">
        <style:tab-stops/>
      </style:paragraph-properties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Bibliography" style:family="paragraph">
      <style:paragraph-properties fo:margin-left="0.5in" fo:text-indent="-0.5in">
        <style:tab-stops/>
      </style:paragraph-properties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Bibliography" style:family="paragraph">
      <style:paragraph-properties fo:margin-left="0.5in" fo:text-indent="-0.5in">
        <style:tab-stops/>
      </style:paragraph-properties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Bibliography" style:family="paragraph">
      <style:paragraph-properties fo:margin-left="0.5in" fo:text-indent="-0.5in">
        <style:tab-stops/>
      </style:paragraph-properties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Bibliography" style:family="paragraph">
      <style:paragraph-properties fo:margin-left="0.5in" fo:text-indent="-0.5in">
        <style:tab-stops/>
      </style:paragraph-properties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P48" style:parent-style-name="Bibliography" style:family="paragraph">
      <style:paragraph-properties fo:margin-left="0.5in" fo:text-indent="-0.5in">
        <style:tab-stops/>
      </style:paragraph-properties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Bibliography" style:family="paragraph">
      <style:paragraph-properties fo:margin-left="0.5in" fo:text-indent="-0.5in">
        <style:tab-stops/>
      </style:paragraph-properties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Bibliography" style:family="paragraph">
      <style:paragraph-properties fo:margin-left="0.5in" fo:text-indent="-0.5in">
        <style:tab-stops/>
      </style:paragraph-properties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Bibliography" style:family="paragraph">
      <style:paragraph-properties fo:margin-left="0.5in" fo:text-indent="-0.5in">
        <style:tab-stops/>
      </style:paragraph-properties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P56" style:parent-style-name="Bibliography" style:family="paragraph">
      <style:paragraph-properties fo:margin-left="0.5in" fo:text-indent="-0.5in">
        <style:tab-stops/>
      </style:paragraph-properties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Bibliography" style:family="paragraph">
      <style:paragraph-properties fo:margin-left="0.5in" fo:text-indent="-0.5in">
        <style:tab-stops/>
      </style:paragraph-properties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Bibliography" style:family="paragraph">
      <style:paragraph-properties fo:margin-left="0.5in" fo:text-indent="-0.5in">
        <style:tab-stops/>
      </style:paragraph-properties>
    </style:style>
    <style:style style:name="T61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Bibliography</text:h>
      <text:p text:style-name="P2">Barten, Peter G. 1999.<text:s/><text:span text:style-name="T3">Contrast Sensitivity of the Human Eye and Its Effects on Image Quality.</text:span><text:s/>SPIE. doi:10.1117/3.353254.</text:p>
      <text:p text:style-name="P4">Blackie, C. A., und H. C. Howland. 1999. „An extension of an accommodation and convergence model of emmetropization to include the effects of illumination intensity.“<text:s/><text:span text:style-name="T5">Ophthalmic and Physiological Optics</text:span><text:s/>(Wiley) 19: 112-125. doi:10.1046/j.1475-1313.1999.00436.x.</text:p>
      <text:p text:style-name="P6">Blanchard., Julian. 1918. „The Brightness Sensibility of the Retina.“<text:s/><text:span text:style-name="T7">Physical Review</text:span><text:s/>(American Physical Society (APS)) 11: 81-99. doi:10.1103/physrev.11.81.</text:p>
      <text:p text:style-name="P8">Bradley, Margaret M., Laura Miccoli, Miguel A. Escrig, und Peter J. Lang. 2008. „The pupil as a measure of emotional arousal and autonomic activation.“<text:s/><text:span text:style-name="T9">Psychophysiology</text:span><text:s/>(Wiley) 45: 602-607. doi:10.1111/j.1469-8986.2008.00654.x.</text:p>
      <text:p text:style-name="P10">Crawford, B. H. 1936. „The dependence of pupil size upon external light stimulus under static and variable conditions.“<text:s/><text:span text:style-name="T11">Proceedings of the Royal Society of London. Series B - Biological Sciences</text:span><text:s/>(The Royal Society) 121: 376-395. doi:10.1098/rspb.1936.0072.</text:p>
      <text:p text:style-name="P12">Doesschate, J. Ten, und M. Alpern. 1967. „Effect of photoexcitation of the two retinas on pupil size.“<text:s/><text:span text:style-name="T13">Journal of Neurophysiology</text:span><text:s/>(American Physiological Society) 30: 562-576. doi:10.1152/jn.1967.30.3.562.</text:p>
      <text:p text:style-name="P14">Ebitz, R. Becket, John M. Pearson, und Michael L. Platt. 2014. „Pupil size and social vigilance in rhesus macaques.“<text:s/><text:span text:style-name="T15">Frontiers in Neuroscience</text:span><text:s/>(Frontiers Media SA) 8. doi:10.3389/fnins.2014.00100.</text:p>
      <text:p text:style-name="P16">Ellis, C. J. 1981. „The pupillary light reflex in normal subjects.“<text:s/><text:span text:style-name="T17">British Journal of Ophthalmology</text:span><text:s/>(BMJ) 65: 754-759. doi:10.1136/bjo.65.11.754.</text:p>
      <text:p text:style-name="P18">Fan, Xiaofei, und Gang Yao. 2011. „Modeling Transient Pupillary Light Reflex Induced by a Short Light Flash.“<text:s/><text:span text:style-name="T19">IEEE Transactions on Biomedical Engineering</text:span><text:s/>(Institute of Electrical and Electronics Engineers (IEEE)) 58: 36-42. doi:10.1109/tbme.2010.2080678.</text:p>
      <text:p text:style-name="P20">Garbaa, Hela, Lidia Jackowska-Strumiłło, Krzysztof Grudzień, und Andrzej Romanowski. 2014. „Neural network approach to ECT inverse problem solving for estimation of gravitational solids flow.“<text:s/><text:span text:style-name="T21">Proceedings of the 2014 Federated Conference on Computer Science and Information Systems</text:span><text:s/>(IEEE). doi:10.15439/2014f368.</text:p>
      <text:p text:style-name="P22">Gómez, E. Suaste, und H. Reyes Cruz. 2011. „Inverse dynamic model of the pupil muscle plant in the simulation of response to sound, stimuli and hippus.“<text:s/><text:span text:style-name="T23">Environmental Health and Biomedicine</text:span><text:s/>(WIT Press). doi:10.2495/ehr110351.</text:p>
      <text:p text:style-name="P24">Groot, S. G., und J. W. Gebhard. 1952. „Pupil Size as Determined by Adapting Luminance*.“<text:s/><text:span text:style-name="T25">Journal of the Optical Society of America</text:span><text:s/>(The Optical Society) 42: 492-492. doi:10.1364/josa.42.000492.</text:p>
      <text:p text:style-name="P26">Hämmerer, Dorothea, Alexandra Hopkins, Matthew Betts, Anne Maass, Ray J Dolan, und Emrah Duzel. 2017. „Emotional arousal and recognition memory are differentially reflected in pupil diameter responses during emotional memory for negative<text:s/><text:soft-page-break/>events in younger and older adults.“<text:s/><text:span text:style-name="T27">Neurobiology of Aging</text:span><text:s/>58. doi:10.1016/j.neurobiolaging.2017.06.021.</text:p>
      <text:p text:style-name="P28">Hess, Eckhard H., und James M. Polt. 1960. „Pupil Size as Related to Interest Value of Visual Stimuli.“<text:s/><text:span text:style-name="T29">Science</text:span><text:s/>(American Association for the Advancement of Science) 132: 349-350. doi:10.1126/science.132.3423.349.</text:p>
      <text:p text:style-name="P30">Holladay, L. L. 1926. „The Fundamentals of Glare and Visibility.“<text:s/><text:span text:style-name="T31">Journal of the Optical Society of America</text:span><text:s/>(The Optical Society) 12: 271-271. doi:10.1364/josa.12.000271.</text:p>
      <text:p text:style-name="P32">Lipinski, Piotr. 2011. „Watermarking software in practical applications.“<text:s/><text:span text:style-name="T33">Bulletin of the Polish Academy of Sciences: Technical Sciences</text:span><text:s/>59. doi:10.2478/v10175-011-0004-3.</text:p>
      <text:p text:style-name="P34">Moon, Parry, und Domina Eberle Spencer. 1944. „The Transient Stiles-Crawford Effect.“<text:s/><text:span text:style-name="T35">Journal of the Optical Society of America</text:span><text:s/>(The Optical Society) 34: 744-744. doi:10.1364/josa.34.000744.</text:p>
      <text:p text:style-name="P36">Morelli, Maria, Alberto Giannoni, Claudio Passino, Luigi Landini, Michele Emdin, und Nicola Vanello. 2016. „A Cross-Correlational Analysis between Electroencephalographic and End-Tidal Carbon Dioxide Signals: Methodological Issues in the Presence of Missing Data and Real Data Results.“<text:s/><text:span text:style-name="T37">Sensors</text:span><text:s/>(MDPI AG) 16: 1828-1828. doi:10.3390/s16111828.</text:p>
      <text:p text:style-name="P38">Pamplona, Vitor F., Manuel M. Oliveira, und Gladimir V. G. Baranoski. 2009. „Photorealistic Models for Pupil Light Reflex and Iridal Pattern Deformation.“<text:s/><text:span text:style-name="T39">ACM Trans. Graph.</text:span><text:s/>(ACM) 28: 106:1--106:12. doi:10.1145/1559755.1559763.</text:p>
      <text:p text:style-name="P40">Puchala, Dariusz, und Kamil Stokfiszewski. 2018. „Numerical accuracy of integral images computation algorithms.“<text:s/><text:span text:style-name="T41">IET Image Processing</text:span><text:s/>(Institution of Engineering and Technology (IET)) 12: 31-41. doi:10.1049/iet-ipr.2017.0161.</text:p>
      <text:p text:style-name="P42">Querino, Emanuel, Lafaiete Santos, Giuliano Ginani, Eduardo Nicolau, Débora Miranda, Marco Romano-Silva, und Leandro Malloy-Diniz. 2015. „Cognitive effort and pupil dilation in controlled and automatic processes.“<text:s/><text:span text:style-name="T43">Translational Neuroscience</text:span><text:s/>(Walter de Gruyter GmbH) 6. doi:10.1515/tnsci-2015-0017.</text:p>
      <text:p text:style-name="P44">Raiturkar, Pallavi, Andrea Kleinsmith, Andreas Keil, Arunava Banerjee, und Eakta Jain. 2016. „Decoupling light reflex from pupillary dilation to measure emotional arousal in videos.“<text:s/><text:span text:style-name="T45">Proceedings of the ACM Symposium on Applied Perception - SAP '16</text:span><text:s/>(ACM Press). doi:10.1145/2931002.2931009.</text:p>
      <text:p text:style-name="P46">Reeves, Prentice. 1918. „Rate of pupillary dilation and contraction.“<text:s/><text:span text:style-name="T47">Psychological Review</text:span><text:s/>(American Psychological Association (APA)) 25: 330-340. doi:10.1037/h0075293.</text:p>
      <text:p text:style-name="P48">Stanley, Philip A., und A. Kelvin Davies. 1995. „The effect of field of view size on steady-state pupil diameter.“<text:s/><text:span text:style-name="T49">Ophthalmic and Physiological Optics</text:span><text:s/>(Wiley) 15: 601-603. doi:10.1046/j.1475-1313.1995.9400019v.x.</text:p>
      <text:p text:style-name="P50">Walker, Kenneth, Dallas Hall, und J. Willis Hurst. 1990.<text:s/><text:span text:style-name="T51">Clinical Methods: The History, Physical, and Laboratory Examinations.</text:span><text:s/>Butterworth Publishers.</text:p>
      <text:p text:style-name="P52">Walraven, Pieter L. 2009. „The virtual pupil.“<text:s/><text:span text:style-name="T53">Journal of Modern Optics</text:span><text:s/>(Informa UK Limited) 56: 2251-2253. doi:10.1080/09500340903380927.</text:p>
      <text:p text:style-name="P54">Watson, A. B., und J. I. Yellott. 2012. „A unified formula for light-adapted pupil size.“<text:s/><text:span text:style-name="T55">Journal of Vision</text:span><text:s/>(Association for Research in Vision and Ophthalmology (ARVO)) 12: 12-12. doi:10.1167/12.10.12.</text:p>
      <text:p text:style-name="P56">Winn, Barry, David Whitaker, David Elliott, und N. J. Phillips. 1994. „Factors affecting light-adapted pupil size in normal human subjects.“<text:s/><text:span text:style-name="T57">Investigative ophthalmology &amp; visual science</text:span><text:s/>35: 1132-7.</text:p>
      <text:soft-page-break/>
      <text:p text:style-name="P58">Wojciechowski, Adam, und Robert Staniucha. 2016. „Mouth features extraction for emotion classiﬁcation.“<text:s/><text:span text:style-name="T59">Proceedings of the 2016 Federated Conference on Computer Science and Information Systems</text:span><text:s/>(IEEE). doi:10.15439/2016f390.</text:p>
      <text:p text:style-name="P60">Wyatt, Harry J. 1995. „The form of the human pupil.“<text:s/><text:span text:style-name="T61">Vision Research</text:span><text:s/>(Elsevier BV) 35: 2021-2036. doi:10.1016/0042-6989(94)00268-q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039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head1" style:next-style-name="para_ignore_indent" style:default-outline-level="1">
      <style:text-properties fo:color="#FF0000" fo:hyphenate="false"/>
    </style:style>
    <style:style style:name="Heading2" style:display-name="Heading 2" style:family="paragraph" style:parent-style-name="head2" style:next-style-name="para_ignore_indent" style:default-outline-level="2">
      <style:text-properties fo:color="#FF0000" fo:hyphenate="false"/>
    </style:style>
    <style:style style:name="Heading3" style:display-name="Heading 3" style:family="paragraph" style:parent-style-name="head3" style:next-style-name="para_ignore_indent" style:default-outline-level="3">
      <style:text-properties fo:color="#FF0000" fo:hyphenate="false"/>
    </style:style>
    <style:style style:name="Heading4" style:display-name="Heading 4" style:family="paragraph" style:parent-style-name="head4" style:next-style-name="para_ignore_indent" style:default-outline-level="4">
      <style:text-properties fo:color="#FF0000" fo:hyphenate="false"/>
    </style:style>
    <style:style style:name="Heading5" style:display-name="Heading 5" style:family="paragraph" style:parent-style-name="head5" style:next-style-name="para_ignore_indent" style:default-outline-level="5">
      <style:text-properties fo:color="#FF0000" fo:hyphenate="false"/>
    </style:style>
    <style:style style:name="Heading6" style:display-name="Heading 6" style:family="paragraph" style:next-style-name="para_ignore_indent" style:default-outline-level="6">
      <style:paragraph-properties fo:keep-with-next="always" fo:margin-top="0.3611in" fo:line-height="0.1805in"/>
      <style:text-properties style:font-name="Arial" style:font-name-complex="Arial" fo:font-weight="bold" style:font-weight-asian="bold" style:font-weight-complex="bold" fo:color="#FF0000" fo:font-size="9.5pt" style:font-size-asian="9.5pt" style:font-size-complex="11pt" fo:hyphenate="false"/>
    </style:style>
    <style:style style:name="Heading7" style:display-name="Heading 7" style:family="paragraph" style:next-style-name="para_ignore_indent" style:default-outline-level="7">
      <style:paragraph-properties fo:keep-with-next="always" fo:margin-top="0.3611in" fo:line-height="0.1805in"/>
      <style:text-properties style:font-name="Arial" style:font-name-complex="Arial" fo:font-weight="bold" style:font-weight-asian="bold" fo:color="#FF0000" fo:font-size="9.5pt" style:font-size-asian="9.5pt" style:font-size-complex="12pt" fo:hyphenate="false"/>
    </style:style>
    <style:style style:name="Heading8" style:display-name="Heading 8" style:family="paragraph" style:next-style-name="para_ignore_indent" style:default-outline-level="8">
      <style:paragraph-properties fo:keep-with-next="always" fo:margin-top="0.3611in" fo:line-height="0.1805in"/>
      <style:text-properties style:font-name="Arial" style:font-name-complex="Arial" fo:font-weight="bold" style:font-weight-asian="bold" style:font-style-complex="italic" fo:color="#FF0000" fo:font-size="9.5pt" style:font-size-asian="9.5pt" style:font-size-complex="12pt" fo:hyphenate="false"/>
    </style:style>
    <style:style style:name="Heading9" style:display-name="Heading 9" style:family="paragraph" style:next-style-name="para_ignore_indent" style:default-outline-level="9">
      <style:paragraph-properties fo:keep-with-next="always" fo:margin-top="0.3611in" fo:line-height="0.1805in"/>
      <style:text-properties style:font-name="Arial" style:font-name-complex="Arial" fo:font-weight="bold" style:font-weight-asian="bold" fo:color="#FF0000" fo:font-size="9.5pt" style:font-size-asian="9.5pt" style:font-size-complex="11pt" fo:hyphenate="false"/>
    </style:style>
    <style:style style:name="Normal" style:display-name="Normal" style:family="paragraph">
      <style:paragraph-properties fo:text-align="justify" fo:line-height="0.1805in" fo:text-indent="0.2361in"/>
      <style:text-properties fo:color="#FF0000" fo:font-size="9.5pt" style:font-size-asian="9.5pt" style:font-size-complex="12pt" fo:hyphenate="true"/>
    </style:style>
    <style:style style:name="DefaultParagraphFont" style:display-name="Default Paragraph Font" style:family="text"/>
    <style:style style:name="formula_block" style:display-name="formula_block" style:family="paragraph">
      <style:paragraph-properties fo:text-align="center" fo:margin-top="0.1527in" fo:margin-bottom="0.1527in" style:line-height-at-least="0.1805in"/>
      <style:text-properties fo:font-size="9.5pt" style:font-size-asian="9.5pt" style:font-size-complex="12pt" fo:hyphenate="true"/>
    </style:style>
    <style:style style:name="formula_inline" style:display-name="formula_inline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style:use-window-font-color="true" fo:letter-spacing="normal" style:text-scale="100%" style:letter-kerning="false" style:text-position="0% 100%" fo:font-size="9.5pt" style:font-size-asian="9.5pt" style:text-underline-type="none" fo:language="de" fo:country="DE"/>
    </style:style>
    <style:style style:name="figure" style:display-name="figure" style:family="paragraph" style:next-style-name="caption_figure">
      <style:paragraph-properties fo:keep-with-next="always" fo:margin-top="0.2708in" fo:margin-bottom="0.1805in" style:line-height-at-least="0.1805in"/>
      <style:text-properties fo:font-size="9.5pt" style:font-size-asian="9.5pt" style:font-size-complex="12pt" fo:hyphenate="true"/>
    </style:style>
    <style:style style:name="caption_figure" style:display-name="caption_figure" style:family="paragraph">
      <style:paragraph-properties fo:margin-bottom="0.2708in" fo:line-height="0.1527in"/>
      <style:text-properties style:font-name="Arial" style:font-name-complex="Arial" fo:font-size="8pt" style:font-size-asian="8pt" style:font-size-complex="8pt" fo:hyphenate="true"/>
    </style:style>
    <style:style style:name="table_text" style:display-name="table_text" style:family="paragraph">
      <style:paragraph-properties fo:line-height="0.1527in"/>
      <style:text-properties style:font-name="Arial" style:font-name-complex="Arial" fo:font-size="8pt" style:font-size-asian="8pt" style:font-size-complex="12pt" fo:hyphenate="true"/>
    </style:style>
    <style:style style:name="caption_table" style:display-name="caption_table" style:family="paragraph">
      <style:paragraph-properties fo:keep-with-next="always" fo:margin-top="0.2708in" fo:margin-bottom="0.1805in" fo:line-height="0.1527in"/>
      <style:text-properties style:font-name="Arial" style:font-name-complex="Arial" fo:font-size="8pt" style:font-size-asian="8pt" style:font-size-complex="8pt" fo:hyphenate="true"/>
    </style:style>
    <style:style style:name="chapter_title" style:display-name="chapter_title" style:family="paragraph">
      <style:paragraph-properties fo:margin-bottom="0.1527in" fo:line-height="0.2708in"/>
      <style:text-properties style:font-name="Arial" style:font-name-complex="Arial" fo:font-weight="bold" style:font-weight-asian="bold" fo:font-size="17pt" style:font-size-asian="17pt" style:font-size-complex="12pt" fo:hyphenate="false"/>
    </style:style>
    <style:style style:name="chapter_subtitle" style:display-name="chapter_subtitle" style:family="paragraph">
      <style:paragraph-properties fo:margin-bottom="0.2152in" fo:line-height="0.2083in"/>
      <style:text-properties style:font-name="Arial" style:font-name-complex="Arial" fo:font-size="12pt" style:font-size-asian="12pt" style:font-size-complex="12pt" fo:hyphenate="false"/>
    </style:style>
    <style:style style:name="part_title" style:display-name="part_title" style:family="paragraph">
      <style:paragraph-properties fo:keep-together="always" fo:line-height="0.2708in"/>
      <style:text-properties style:font-name="Arial" style:font-name-complex="Arial" fo:font-size="15pt" style:font-size-asian="15pt" style:font-size-complex="12pt" fo:hyphenate="false"/>
    </style:style>
    <style:style style:name="head1" style:display-name="head1" style:family="paragraph" style:next-style-name="para_ignore_indent" style:default-outline-level="1">
      <style:paragraph-properties fo:keep-with-next="always" fo:margin-top="0.3611in" fo:margin-bottom="0.1805in" fo:line-height="0.2708in">
        <style:tab-stops>
          <style:tab-stop style:type="left" style:position="0.1222in"/>
          <style:tab-stop style:type="left" style:position="0.2402in"/>
        </style:tab-stops>
      </style:paragraph-properties>
      <style:text-properties style:font-name="Arial" style:font-name-complex="Arial" fo:font-weight="bold" style:font-weight-asian="bold" fo:font-size="15pt" style:font-size-asian="15pt" style:font-size-complex="12pt" fo:hyphenate="false"/>
    </style:style>
    <style:style style:name="head2" style:display-name="head2" style:family="paragraph" style:next-style-name="para_ignore_indent" style:default-outline-level="2">
      <style:paragraph-properties fo:keep-with-next="always" fo:margin-top="0.3333in" fo:margin-bottom="0.125in" fo:line-height="0.2083in">
        <style:tab-stops>
          <style:tab-stop style:type="left" style:position="0.0944in"/>
          <style:tab-stop style:type="left" style:position="0.1895in"/>
          <style:tab-stop style:type="left" style:position="0.2847in"/>
          <style:tab-stop style:type="left" style:position="0.3798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fo:hyphenate="false"/>
    </style:style>
    <style:style style:name="head3" style:display-name="head3" style:family="paragraph" style:next-style-name="para_ignore_indent" style:default-outline-level="3">
      <style:paragraph-properties fo:keep-with-next="always" fo:margin-top="0.3611in" fo:margin-bottom="0.1805in" fo:line-height="0.1805in">
        <style:tab-stops>
          <style:tab-stop style:type="left" style:position="0.077in"/>
          <style:tab-stop style:type="left" style:position="0.1493in"/>
          <style:tab-stop style:type="left" style:position="0.2263in"/>
          <style:tab-stop style:type="left" style:position="0.3027in"/>
          <style:tab-stop style:type="left" style:position="0.3756in"/>
          <style:tab-stop style:type="left" style:position="0.452in"/>
        </style:tab-stops>
      </style:paragraph-properties>
      <style:text-properties style:font-name="Arial" style:font-name-complex="Arial" fo:font-weight="bold" style:font-weight-asian="bold" fo:font-size="9.5pt" style:font-size-asian="9.5pt" style:font-size-complex="12pt" fo:hyphenate="false"/>
    </style:style>
    <style:style style:name="head4" style:display-name="head4" style:family="paragraph" style:next-style-name="para_ignore_indent" style:default-outline-level="4">
      <style:paragraph-properties fo:keep-with-next="always" fo:margin-top="0.2708in" fo:line-height="0.1805in" fo:margin-left="0.4805in" fo:text-indent="-0.4805in">
        <style:tab-stops>
          <style:tab-stop style:type="left" style:position="0.0756in"/>
          <style:tab-stop style:type="left" style:position="0.1486in"/>
          <style:tab-stop style:type="left" style:position="0.225in"/>
          <style:tab-stop style:type="left" style:position="0.302in"/>
          <style:tab-stop style:type="left" style:position="0.3743in"/>
          <style:tab-stop style:type="left" style:position="0.4513in"/>
          <style:tab-stop style:type="left" style:position="0.5284in"/>
          <style:tab-stop style:type="left" style:position="0.6006in"/>
        </style:tab-stops>
      </style:paragraph-properties>
      <style:text-properties style:font-name="Arial" style:font-name-complex="Arial" fo:font-weight="bold" style:font-weight-asian="bold" fo:font-size="9.5pt" style:font-size-asian="9.5pt" style:font-size-complex="12pt" fo:hyphenate="false"/>
    </style:style>
    <style:style style:name="head5" style:display-name="head5" style:family="paragraph" style:next-style-name="para_ignore_indent" style:default-outline-level="5">
      <style:paragraph-properties fo:keep-with-next="always" fo:margin-top="0.2708in" fo:line-height="0.1805in" fo:margin-left="0.5944in" fo:text-indent="-0.5944in">
        <style:tab-stops>
          <style:tab-stop style:type="left" style:position="0.075in"/>
          <style:tab-stop style:type="left" style:position="0.1479in"/>
          <style:tab-stop style:type="left" style:position="0.2243in"/>
          <style:tab-stop style:type="left" style:position="0.3013in"/>
          <style:tab-stop style:type="left" style:position="0.3736in"/>
          <style:tab-stop style:type="left" style:position="0.4506in"/>
          <style:tab-stop style:type="left" style:position="0.5229in"/>
          <style:tab-stop style:type="left" style:position="0.6in"/>
          <style:tab-stop style:type="left" style:position="0.677in"/>
          <style:tab-stop style:type="left" style:position="0.7493in"/>
        </style:tab-stops>
      </style:paragraph-properties>
      <style:text-properties style:font-name="Arial" style:font-name-complex="Arial" fo:font-weight="bold" style:font-weight-asian="bold" fo:font-size="9.5pt" style:font-size-asian="9.5pt" style:font-size-complex="12pt" fo:language="en" fo:country="US" fo:hyphenate="false"/>
    </style:style>
    <style:style style:name="address" style:display-name="address" style:family="paragraph">
      <style:paragraph-properties fo:line-height="0.1527in"/>
      <style:text-properties style:font-name="Arial" style:font-name-complex="Arial" fo:font-size="8pt" style:font-size-asian="8pt" style:font-size-complex="12pt" fo:hyphenate="false"/>
    </style:style>
    <style:style style:name="table_head" style:display-name="table_head" style:family="paragraph" style:parent-style-name="table_text">
      <style:text-properties fo:font-weight="bold" style:font-weight-asian="bold" fo:hyphenate="true"/>
    </style:style>
    <style:style style:name="weblink" style:display-name="weblink" style:family="text">
      <style:text-properties style:font-name="Arial" style:font-size-complex="9.5pt"/>
    </style:style>
    <style:style style:name="list1" style:display-name="list1" style:family="paragraph">
      <style:paragraph-properties fo:text-align="justify" fo:margin-bottom="0.1805in" fo:line-height="0.1805in" fo:margin-left="0.2361in" fo:text-indent="-0.2361in">
        <style:tab-stops>
          <style:tab-stop style:type="left" style:position="0in"/>
        </style:tab-stops>
      </style:paragraph-properties>
      <style:text-properties fo:font-size="9.5pt" style:font-size-asian="9.5pt" style:font-size-complex="12pt" fo:hyphenate="true"/>
    </style:style>
    <style:style style:name="list2" style:display-name="list2" style:family="paragraph">
      <style:paragraph-properties fo:text-align="justify" fo:margin-bottom="0.1805in" fo:line-height="0.1805in" fo:margin-left="0.4722in" fo:text-indent="-0.2361in">
        <style:tab-stops>
          <style:tab-stop style:type="left" style:position="-0.2361in"/>
          <style:tab-stop style:type="left" style:position="0in"/>
        </style:tab-stops>
      </style:paragraph-properties>
      <style:text-properties fo:font-size="9.5pt" style:font-size-asian="9.5pt" style:font-size-complex="12pt" fo:hyphenate="true"/>
    </style:style>
    <style:style style:name="list3" style:display-name="list3" style:family="paragraph">
      <style:paragraph-properties fo:text-align="justify" fo:margin-bottom="0.1805in" fo:line-height="0.1805in" fo:margin-left="0.7083in" fo:text-indent="-0.2361in">
        <style:tab-stops>
          <style:tab-stop style:type="left" style:position="-0.4722in"/>
          <style:tab-stop style:type="left" style:position="-0.2361in"/>
          <style:tab-stop style:type="left" style:position="0in"/>
        </style:tab-stops>
      </style:paragraph-properties>
      <style:text-properties fo:font-size="9.5pt" style:font-size-asian="9.5pt" style:font-size-complex="12pt" fo:hyphenate="true"/>
    </style:style>
    <style:style style:name="book_title" style:display-name="book_title" style:family="paragraph">
      <style:paragraph-properties fo:line-height="0.6319in"/>
      <style:text-properties style:font-name="Arial" style:font-name-complex="Arial" fo:font-weight="bold" style:font-weight-asian="bold" fo:font-size="42pt" style:font-size-asian="42pt" style:font-size-complex="12pt" fo:hyphenate="true"/>
    </style:style>
    <style:style style:name="book_subtitle" style:display-name="book_subtitle" style:family="paragraph">
      <style:paragraph-properties fo:margin-bottom="0.4722in" fo:line-height="0.2361in"/>
      <style:text-properties fo:font-size="14pt" style:font-size-asian="14pt" style:font-size-complex="12pt" fo:hyphenate="false"/>
    </style:style>
    <style:style style:name="author" style:display-name="author" style:family="paragraph" style:next-style-name="book_title">
      <style:paragraph-properties fo:keep-with-next="always" fo:margin-top="0.3041in" fo:margin-bottom="0.1458in" fo:line-height="0.3611in"/>
      <style:text-properties style:font-name="Arial" style:font-name-complex="Arial" fo:font-size="24pt" style:font-size-asian="24pt" style:font-size-complex="12pt" fo:hyphenate="false"/>
    </style:style>
    <style:style style:name="editor" style:display-name="editor" style:family="paragraph">
      <style:paragraph-properties fo:margin-bottom="0.2361in" fo:line-height="0.2361in"/>
      <style:text-properties style:font-name="Arial" style:font-name-complex="Arial" fo:font-size="14pt" style:font-size-asian="14pt" style:font-size-complex="12pt" fo:hyphenate="false"/>
    </style:style>
    <style:style style:name="doi" style:display-name="doi" style:family="paragraph">
      <style:paragraph-properties fo:margin-bottom="0.0902in" fo:line-height="0.1527in"/>
      <style:text-properties style:font-name="Arial" style:font-name-complex="Arial" fo:font-size="8pt" style:font-size-asian="8pt" style:font-size-complex="12pt" fo:hyphenate="true"/>
    </style:style>
    <style:style style:name="footnote_indicator" style:display-name="footnote_indicator" style:family="text">
      <style:text-properties fo:font-weight="bold" style:font-weight-asian="bold"/>
    </style:style>
    <style:style style:name="footnote" style:display-name="footnote" style:family="paragraph">
      <style:paragraph-properties fo:text-align="justify" fo:line-height="0.1527in">
        <style:tab-stops>
          <style:tab-stop style:type="left" style:position="0.118in"/>
          <style:tab-stop style:type="left" style:position="0.177in"/>
          <style:tab-stop style:type="left" style:position="0.2361in"/>
        </style:tab-stops>
      </style:paragraph-properties>
      <style:text-properties fo:font-size="8pt" style:font-size-asian="8pt" style:font-size-complex="12pt" fo:hyphenate="true"/>
    </style:style>
    <style:style style:name="reference" style:display-name="reference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font-size="8pt" style:font-size-asian="8pt" style:font-size-complex="12pt" fo:hyphenate="true"/>
    </style:style>
    <style:style style:name="Balken4" style:display-name="Balken4" style:family="paragraph">
      <style:paragraph-properties fo:line-height="0.1805in"/>
      <style:text-properties style:font-name="Arial" fo:letter-spacing="-0.0027in" style:text-position="-16.6% 100%" fo:font-size="8pt" style:font-size-asian="8pt" style:font-size-complex="12pt" fo:hyphenate="true"/>
    </style:style>
    <style:style style:name="Header" style:display-name="Header" style:family="paragraph">
      <style:paragraph-properties fo:line-height="0.1805in">
        <style:tab-stops>
          <style:tab-stop style:type="right" style:position="4.8034in"/>
        </style:tab-stops>
      </style:paragraph-properties>
      <style:text-properties style:font-name="Arial" style:font-name-complex="Arial" fo:font-size="8pt" style:font-size-asian="8pt" style:font-size-complex="8pt" fo:hyphenate="true"/>
    </style:style>
    <style:style style:name="chapter_author" style:display-name="chapter_author" style:family="paragraph" style:next-style-name="chapter_title">
      <style:paragraph-properties fo:keep-with-next="always" fo:line-height="0.2083in"/>
      <style:text-properties style:font-name="Arial" fo:font-size="12pt" style:font-size-asian="12pt" style:font-size-complex="12pt" fo:hyphenate="false"/>
    </style:style>
    <style:style style:name="TOC1" style:display-name="TOC 1" style:family="paragraph">
      <style:paragraph-properties fo:margin-top="0.1805in" fo:line-height="0.1805in" fo:margin-left="0.4722in" fo:text-indent="-0.4722in">
        <style:tab-stops>
          <style:tab-stop style:type="left" style:position="0in"/>
        </style:tab-stops>
      </style:paragraph-properties>
      <style:text-properties style:font-name="Arial" fo:font-weight="bold" style:font-weight-asian="bold" fo:font-size="9.5pt" style:font-size-asian="9.5pt" style:font-size-complex="12pt" fo:hyphenate="false"/>
    </style:style>
    <style:style style:name="front_matter_title_toc" style:display-name="front_matter_title_toc" style:family="paragraph" style:parent-style-name="front_matter_title" style:next-style-name="para_ignore_indent">
      <style:text-properties fo:hyphenate="false"/>
    </style:style>
    <style:style style:name="paragraph" style:display-name="paragraph" style:family="paragraph">
      <style:paragraph-properties fo:text-align="justify" fo:line-height="0.1805in" fo:text-indent="0.2361in"/>
      <style:text-properties fo:font-size="9.5pt" style:font-size-asian="9.5pt" style:font-size-complex="12pt" fo:hyphenate="true"/>
    </style:style>
    <style:style style:name="abstract" style:display-name="abstract" style:family="paragraph" style:next-style-name="keywords">
      <style:paragraph-properties fo:text-align="justify" fo:margin-bottom="0.0902in" fo:line-height="0.1805in"/>
      <style:text-properties fo:font-size="9.5pt" style:font-size-asian="9.5pt" style:font-size-complex="12pt" fo:hyphenate="true"/>
    </style:style>
    <style:style style:name="keywords" style:display-name="keywords" style:family="paragraph">
      <style:paragraph-properties fo:margin-bottom="0.0902in" fo:line-height="0.1805in"/>
      <style:text-properties fo:font-size="9.5pt" style:font-size-asian="9.5pt" style:font-size-complex="12pt" fo:hyphenate="false"/>
    </style:style>
    <style:style style:name="quotation" style:display-name="quotation" style:family="paragraph" style:next-style-name="para_ignore_indent">
      <style:paragraph-properties fo:text-align="justify" fo:margin-top="0.1527in" fo:margin-bottom="0.1527in" fo:line-height="0.1527in" fo:margin-left="0.2361in">
        <style:tab-stops/>
      </style:paragraph-properties>
      <style:text-properties fo:font-size="8pt" style:font-size-asian="8pt" style:font-size-complex="12pt" fo:hyphenate="true"/>
    </style:style>
    <style:style style:name="WW_CharLFO1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1LVL2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1LVL3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1LVL4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1LVL5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1LVL6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1LVL7" style:family="text">
      <style:text-properties fo:font-weight="bold" style:font-weight-asian="bold" fo:font-size="9.5pt" style:font-size-asian="9.5pt"/>
    </style:style>
    <style:style style:name="WW_CharLFO1LVL8" style:family="text">
      <style:text-properties fo:font-weight="bold" style:font-weight-asian="bold" fo:font-size="9.5pt" style:font-size-asian="9.5pt"/>
    </style:style>
    <style:style style:name="WW_CharLFO1LVL9" style:family="text">
      <style:text-properties fo:font-weight="bold" style:font-weight-asian="bold" fo:font-size="9.5pt" style:font-size-asian="9.5pt"/>
    </style:style>
    <text:list-style style:name="E" style:display-name="1 / 1.1 / 1.1.1">
      <text:list-level-style-number text:level="1" text:style-name="WW_CharLFO1LVL1" style:num-format="1">
        <style:list-level-properties text:space-before="0in" text:min-label-width="0.1576in" text:list-level-position-and-space-mode="label-alignment">
          <style:list-level-label-alignment text:label-followed-by="space" fo:margin-left="0.1576in" fo:text-indent="-0.1576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2361in" text:list-level-position-and-space-mode="label-alignment">
          <style:list-level-label-alignment text:label-followed-by="space" fo:margin-left="0.2361in" fo:text-indent="-0.2361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2756in" text:list-level-position-and-space-mode="label-alignment">
          <style:list-level-label-alignment text:label-followed-by="space" fo:margin-left="0.2756in" fo:text-indent="-0.2756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3743in" text:list-level-position-and-space-mode="label-alignment">
          <style:list-level-label-alignment text:label-followed-by="space" fo:margin-left="0.3743in" fo:text-indent="-0.3743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4722in" text:list-level-position-and-space-mode="label-alignment">
          <style:list-level-label-alignment text:label-followed-by="space" fo:margin-left="0.4722in" fo:text-indent="-0.4722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ai" style:display-name="1 / a / i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3" style:num-suffix="." style:num-format="i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</text:list-level-style-number>
      <text:list-level-style-number text:level="4" style:num-suffix=")" style:num-format="1">
        <style:list-level-properties text:space-before="0.709in" text:min-label-width="0.2361in" text:list-level-position-and-space-mode="label-alignment">
          <style:list-level-label-alignment text:label-followed-by="listtab" fo:margin-left="0.9451in" fo:text-indent="-0.2361in"/>
        </style:list-level-properties>
      </text:list-level-style-number>
      <text:list-level-style-number text:level="5" style:num-suffix=")" style:num-format="a" style:num-letter-sync="true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number>
      <text:list-level-style-number text:level="6" style:num-suffix=")" style:num-format="i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number>
      <text:list-level-style-number text:level="7" style:num-prefix="(" style:num-suffix=")" style:num-format="1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1.6534in" text:min-label-width="0.2368in" text:list-level-position-and-space-mode="label-alignment">
          <style:list-level-label-alignment text:label-followed-by="listtab" fo:margin-left="1.8902in" fo:text-indent="-0.2368in"/>
        </style:list-level-properties>
      </text:list-level-style-number>
      <text:list-level-style-number text:level="9" style:num-prefix="(" style:num-suffix=")" style:num-format="i">
        <style:list-level-properties text:space-before="1.8902in" text:min-label-width="0.2361in" text:list-level-position-and-space-mode="label-alignment">
          <style:list-level-label-alignment text:label-followed-by="listtab" fo:margin-left="2.1263in" fo:text-indent="-0.2361in"/>
        </style:list-level-properties>
      </text:list-level-style-number>
    </text:list-style>
    <style:style style:name="TableofFigures" style:display-name="Table of Figures" style:family="paragraph" style:next-style-name="Normal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Salutation" style:display-name="Salutation" style:family="paragraph" style:next-style-name="paragraph">
      <style:paragraph-properties fo:line-height="0.1805in"/>
      <style:text-properties fo:color="#FF0000" fo:font-size="9.5pt" style:font-size-asian="9.5pt" style:font-size-complex="12pt" fo:hyphenate="true"/>
    </style:style>
    <style:style style:name="WW_CharLFO3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3LVL2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3LVL3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3LVL4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3LVL5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3LVL6" style:family="text">
      <style:text-properties fo:font-weight="bold" style:font-weight-asian="bold" fo:font-style="normal" style:font-style-asian="normal" fo:font-size="9.5pt" style:font-size-asian="9.5pt" style:font-size-complex="9.5pt"/>
    </style:style>
    <style:style style:name="WW_CharLFO3LVL7" style:family="text">
      <style:text-properties fo:font-weight="bold" style:font-weight-asian="bold" fo:font-size="9.5pt" style:font-size-asian="9.5pt"/>
    </style:style>
    <style:style style:name="WW_CharLFO3LVL8" style:family="text">
      <style:text-properties fo:font-weight="bold" style:font-weight-asian="bold" fo:font-size="9.5pt" style:font-size-asian="9.5pt"/>
    </style:style>
    <style:style style:name="WW_CharLFO3LVL9" style:family="text">
      <style:text-properties fo:font-weight="bold" style:font-weight-asian="bold" fo:font-size="9.5pt" style:font-size-asian="9.5pt"/>
    </style:style>
    <text:list-style style:name="ArticleSection" style:display-name="Article / Section">
      <text:list-level-style-number text:level="1" text:style-name="WW_CharLFO3LVL1" style:num-format="1">
        <style:list-level-properties text:space-before="0in" text:min-label-width="0.1576in" text:list-level-position-and-space-mode="label-alignment">
          <style:list-level-label-alignment text:label-followed-by="space" fo:margin-left="0.1576in" fo:text-indent="-0.1576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2361in" text:list-level-position-and-space-mode="label-alignment">
          <style:list-level-label-alignment text:label-followed-by="space" fo:margin-left="0.2361in" fo:text-indent="-0.2361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2756in" text:list-level-position-and-space-mode="label-alignment">
          <style:list-level-label-alignment text:label-followed-by="space" fo:margin-left="0.2756in" fo:text-indent="-0.2756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3743in" text:list-level-position-and-space-mode="label-alignment">
          <style:list-level-label-alignment text:label-followed-by="space" fo:margin-left="0.3743in" fo:text-indent="-0.3743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4722in" text:list-level-position-and-space-mode="label-alignment">
          <style:list-level-label-alignment text:label-followed-by="space" fo:margin-left="0.4722in" fo:text-indent="-0.4722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style:style style:name="ListBullet" style:display-name="List Bullet" style:family="paragraph" style:list-style-name="LFO4">
      <style:paragraph-properties fo:margin-bottom="0.1805in" fo:line-height="0.1805in"/>
      <style:text-properties fo:color="#FF0000" fo:font-size="9.5pt" style:font-size-asian="9.5pt" style:font-size-complex="12pt" fo:hyphenate="true"/>
    </style:style>
    <style:style style:name="ListBullet2" style:display-name="List Bullet 2" style:family="paragraph" style:list-style-name="LFO5">
      <style:paragraph-properties fo:margin-bottom="0.1805in" fo:line-height="0.1805in"/>
      <style:text-properties fo:color="#FF0000" fo:font-size="9.5pt" style:font-size-asian="9.5pt" style:font-size-complex="12pt" fo:hyphenate="true"/>
    </style:style>
    <style:style style:name="ListBullet3" style:display-name="List Bullet 3" style:family="paragraph" style:list-style-name="LFO6">
      <style:paragraph-properties fo:margin-bottom="0.1805in" fo:line-height="0.1805in"/>
      <style:text-properties fo:color="#FF0000" fo:font-size="9.5pt" style:font-size-asian="9.5pt" style:font-size-complex="12pt" fo:hyphenate="true"/>
    </style:style>
    <style:style style:name="ListBullet4" style:display-name="List Bullet 4" style:family="paragraph" style:list-style-name="LFO7">
      <style:paragraph-properties fo:margin-bottom="0.1805in" fo:line-height="0.1805in"/>
      <style:text-properties fo:color="#FF0000" fo:font-size="9.5pt" style:font-size-asian="9.5pt" style:font-size-complex="12pt" fo:hyphenate="true"/>
    </style:style>
    <style:style style:name="ListBullet5" style:display-name="List Bullet 5" style:family="paragraph" style:list-style-name="LFO8">
      <style:paragraph-properties fo:margin-bottom="0.1805in" fo:line-height="0.1805in"/>
      <style:text-properties fo:color="#FF0000" fo:font-size="9.5pt" style:font-size-asian="9.5pt" style:font-size-complex="12pt" fo:hyphenate="true"/>
    </style:style>
    <style:style style:name="Caption" style:display-name="Caption" style:family="paragraph">
      <style:paragraph-properties fo:line-height="0.1527in"/>
      <style:text-properties style:font-name="Arial" style:font-name-complex="Arial" style:font-weight-complex="bold" fo:color="#FF0000" fo:font-size="8pt" style:font-size-asian="8pt" fo:hyphenate="true"/>
    </style:style>
    <style:style style:name="FollowedHyperlink" style:display-name="FollowedHyperlink" style:family="text" style:parent-style-name="DefaultParagraphFont">
      <style:text-properties fo:color="#FF0000"/>
    </style:style>
    <style:style style:name="BlockText" style:display-name="Block Text" style:family="paragraph">
      <style:paragraph-properties fo:margin-top="0.0902in" fo:margin-bottom="0.0902in" fo:line-height="0.1805in" fo:margin-left="0.7798in" fo:margin-right="0.7798in">
        <style:tab-stops/>
      </style:paragraph-properties>
      <style:text-properties fo:color="#FF0000" fo:font-size="9.5pt" style:font-size-asian="9.5pt" style:font-size-complex="12pt" fo:hyphenate="true"/>
    </style:style>
    <style:style style:name="Date" style:display-name="Date" style:family="paragraph" style:next-style-name="Normal">
      <style:paragraph-properties fo:line-height="150%"/>
      <style:text-properties fo:color="#FF0000" fo:font-size="9.5pt" style:font-size-asian="9.5pt" style:font-size-complex="12pt" fo:hyphenate="true"/>
    </style:style>
    <style:style style:name="DocumentMap" style:display-name="Document Map" style:family="paragraph">
      <style:paragraph-properties fo:line-height="150%"/>
      <style:text-properties fo:color="#FF0000" fo:font-size="9.5pt" style:font-size-asian="9.5pt" fo:hyphenate="true"/>
    </style:style>
    <style:style style:name="E-mailSignature" style:display-name="E-mail Signature" style:family="paragraph">
      <style:paragraph-properties fo:line-height="150%"/>
      <style:text-properties fo:color="#FF0000" fo:font-size="9.5pt" style:font-size-asian="9.5pt" style:font-size-complex="12pt" fo:hyphenate="true"/>
    </style:style>
    <style:style style:name="EndnoteText" style:display-name="Endnote Text" style:family="paragraph">
      <style:paragraph-properties fo:text-align="justify" fo:line-height="0.1527in"/>
      <style:text-properties style:font-name="Arial" style:font-name-complex="Arial" fo:font-size="8pt" style:font-size-asian="8pt" fo:hyphenate="true"/>
    </style:style>
    <style:style style:name="EndnoteReference" style:display-name="Endnote Reference" style:family="text">
      <style:text-properties style:text-position="super 65%"/>
    </style:style>
    <style:style style:name="Strong" style:display-name="Strong" style:family="text">
      <style:text-properties fo:font-weight="bold" style:font-weight-asian="bold" fo:color="#FF0000"/>
    </style:style>
    <style:style style:name="NoteHeading" style:display-name="Note Heading" style:family="paragraph" style:next-style-name="paragraph">
      <style:paragraph-properties fo:keep-with-next="always" fo:margin-bottom="0.1805in" fo:line-height="0.2708in"/>
      <style:text-properties style:font-name="Arial" style:font-name-complex="Arial" fo:font-weight="bold" style:font-weight-asian="bold" fo:color="#FF0000" fo:font-size="15pt" style:font-size-asian="15pt" style:font-size-complex="12pt" fo:hyphenate="true"/>
    </style:style>
    <style:style style:name="FootnoteText" style:display-name="Footnote Text" style:family="paragraph">
      <style:paragraph-properties fo:text-align="justify" fo:line-height="0.1527in"/>
      <style:text-properties style:font-name="Arial" style:font-name-complex="Arial" fo:font-size="8pt" style:font-size-asian="8pt" fo:hyphenate="true"/>
    </style:style>
    <style:style style:name="FootnoteReference" style:display-name="Footnote Reference" style:family="text">
      <style:text-properties style:text-position="super 65%"/>
    </style:style>
    <style:style style:name="Footer" style:display-name="Footer" style:family="paragraph">
      <style:paragraph-properties fo:line-height="0.125in"/>
      <style:text-properties style:font-name="Arial" style:font-name-complex="Arial" fo:font-size="7pt" style:font-size-asian="7pt" style:font-size-complex="12pt" fo:hyphenate="false"/>
    </style:style>
    <style:style style:name="Closing" style:display-name="Closing" style:family="paragraph">
      <style:paragraph-properties fo:line-height="150%" fo:margin-left="2.9527in">
        <style:tab-stops/>
      </style:paragraph-properties>
      <style:text-properties fo:color="#FF0000" fo:font-size="9.5pt" style:font-size-asian="9.5pt" style:font-size-complex="12pt" fo:hyphenate="true"/>
    </style:style>
    <style:style style:name="Emphasis" style:display-name="Emphasis" style:family="text">
      <style:text-properties style:font-name="Times New Roman" style:font-name-complex="Times New Roman" fo:font-weight="normal" style:font-weight-asian="normal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HTMLAddress" style:display-name="HTML Address" style:family="paragraph">
      <style:paragraph-properties fo:line-height="150%"/>
      <style:text-properties style:font-style-complex="italic" fo:color="#FF0000" fo:font-size="9.5pt" style:font-size-asian="9.5pt" style:font-size-complex="12pt" fo:hyphenate="true"/>
    </style:style>
    <style:style style:name="HTMLAcronym" style:display-name="HTML Acronym" style:family="text" style:parent-style-name="DefaultParagraphFont">
      <style:text-properties fo:color="#FF0000"/>
    </style:style>
    <style:style style:name="HTMLSample" style:display-name="HTML Sample" style:family="text" style:parent-style-name="DefaultParagraphFont">
      <style:text-properties fo:color="#FF0000"/>
    </style:style>
    <style:style style:name="HTMLCode" style:display-name="HTML Code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font-size-complex="10pt" style:text-underline-type="none"/>
    </style:style>
    <style:style style:name="HTMLDefinition" style:display-name="HTML Definition" style:family="text">
      <style:text-properties style:font-name="Times New Roman" style:font-name-complex="Times New Roman" fo:font-weight="normal" style:font-weight-asian="normal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HTMLTypewriter" style:display-name="HTML Typewriter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font-size-complex="10pt" style:text-underline-type="none"/>
    </style:style>
    <style:style style:name="HTMLKeyboard" style:display-name="HTML Keyboard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font-size-complex="10pt" style:text-underline-type="none"/>
    </style:style>
    <style:style style:name="HTMLVariable" style:display-name="HTML Variable" style:family="text">
      <style:text-properties style:font-name="Times New Roman" style:font-name-complex="Times New Roman" fo:font-weight="normal" style:font-weight-asian="normal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HTMLPreformatted" style:display-name="HTML Preformatted" style:family="paragraph">
      <style:paragraph-properties fo:line-height="150%"/>
      <style:text-properties fo:color="#FF0000" fo:font-size="9.5pt" style:font-size-asian="9.5pt" fo:hyphenate="true"/>
    </style:style>
    <style:style style:name="HTMLCite" style:display-name="HTML Cite" style:family="text">
      <style:text-properties style:font-name="Times New Roman" style:font-name-complex="Times New Roman" fo:font-weight="normal" style:font-weight-asian="normal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Hyperlink" style:display-name="Hyperlink" style:family="text">
      <style:text-properties style:font-name="Arial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8pt" style:font-size-asian="8pt" style:text-underline-type="none"/>
    </style:style>
    <style:style style:name="Index1" style:display-name="Index 1" style:family="paragraph">
      <style:paragraph-properties fo:line-height="0.1527in" fo:margin-left="0.2361in" fo:text-indent="-0.2361in">
        <style:tab-stops>
          <style:tab-stop style:type="right" style:leader-style="dotted" style:leader-text="." style:position="1.7708in"/>
        </style:tab-stops>
      </style:paragraph-properties>
      <style:text-properties style:font-name="Arial" style:font-name-complex="Arial" fo:font-size="8pt" style:font-size-asian="8pt" style:font-size-complex="12pt" fo:hyphenate="true"/>
    </style:style>
    <style:style style:name="Index2" style:display-name="Index 2" style:family="paragraph" style:list-style-name="LFO10">
      <style:paragraph-properties fo:line-height="0.1527in" fo:margin-left="0.2361in" fo:text-indent="-0.2361in">
        <style:tab-stops>
          <style:tab-stop style:type="right" style:leader-style="dotted" style:leader-text="." style:position="1.7708in"/>
        </style:tab-stops>
      </style:paragraph-properties>
      <style:text-properties style:font-name="Arial" style:font-name-complex="Arial" fo:font-size="8pt" style:font-size-asian="8pt" style:font-size-complex="12pt" fo:hyphenate="true"/>
    </style:style>
    <style:style style:name="Index3" style:display-name="Index 3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font-size="8pt" style:font-size-asian="8pt" style:font-size-complex="12pt" fo:hyphenate="true"/>
    </style:style>
    <style:style style:name="Index4" style:display-name="Index 4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font-size="8pt" style:font-size-asian="8pt" style:font-size-complex="12pt" fo:hyphenate="true"/>
    </style:style>
    <style:style style:name="Index5" style:display-name="Index 5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font-size="8pt" style:font-size-asian="8pt" style:font-size-complex="12pt" fo:hyphenate="true"/>
    </style:style>
    <style:style style:name="Index6" style:display-name="Index 6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font-size="8pt" style:font-size-asian="8pt" style:font-size-complex="12pt" fo:hyphenate="true"/>
    </style:style>
    <style:style style:name="Index7" style:display-name="Index 7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Index8" style:display-name="Index 8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Index9" style:display-name="Index 9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IndexHeading" style:display-name="Index Heading" style:family="paragraph" style:parent-style-name="Index1" style:next-style-name="Index1">
      <style:paragraph-properties fo:keep-with-next="always" fo:margin-top="0.1527in" fo:margin-left="0in" fo:text-indent="0in">
        <style:tab-stops>
          <style:tab-stop style:type="right" style:leader-style="dotted" style:leader-text="." style:position="2.0069in"/>
        </style:tab-stops>
      </style:paragraph-properties>
      <style:text-properties fo:font-weight="bold" style:font-weight-asian="bold" fo:color="#FF0000" fo:hyphenate="true"/>
    </style:style>
    <style:style style:name="CommentText" style:display-name="Comment Text" style:family="paragraph">
      <style:paragraph-properties fo:line-height="150%"/>
      <style:text-properties fo:color="#FF0000" fo:font-size="9.5pt" style:font-size-asian="9.5pt" fo:hyphenate="true"/>
    </style:style>
    <style:style style:name="CommentSubject" style:display-name="Comment Subject" style:family="paragraph" style:next-style-name="CommentText">
      <style:paragraph-properties fo:line-height="150%"/>
      <style:text-properties style:font-weight-complex="bold" fo:color="#FF0000" fo:font-size="9.5pt" style:font-size-asian="9.5pt" fo:hyphenate="true"/>
    </style:style>
    <style:style style:name="CommentReference" style:display-name="Comment Reference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font-size-complex="8pt" style:text-underline-type="none"/>
    </style:style>
    <style:style style:name="List" style:display-name="List" style:family="paragraph" style:parent-style-name="list1">
      <style:text-properties fo:color="#FF0000" fo:hyphenate="true"/>
    </style:style>
    <style:style style:name="List20" style:display-name="List 2" style:family="paragraph" style:parent-style-name="list2">
      <style:text-properties fo:color="#FF0000" fo:hyphenate="true"/>
    </style:style>
    <style:style style:name="List30" style:display-name="List 3" style:family="paragraph" style:parent-style-name="list3">
      <style:text-properties fo:color="#FF0000" fo:hyphenate="true"/>
    </style:style>
    <style:style style:name="List4" style:display-name="List 4" style:family="paragraph">
      <style:text-properties fo:color="#FF0000" fo:hyphenate="true"/>
    </style:style>
    <style:style style:name="List5" style:display-name="List 5" style:family="paragraph">
      <style:text-properties fo:color="#FF0000" fo:hyphenate="true"/>
    </style:style>
    <style:style style:name="ListContinue" style:display-name="List Continue" style:family="paragraph" style:parent-style-name="List">
      <style:paragraph-properties fo:text-indent="0in"/>
      <style:text-properties fo:hyphenate="true"/>
    </style:style>
    <style:style style:name="ListContinue2" style:display-name="List Continue 2" style:family="paragraph" style:parent-style-name="List20">
      <style:paragraph-properties fo:text-indent="0in"/>
      <style:text-properties fo:hyphenate="true"/>
    </style:style>
    <style:style style:name="ListContinue3" style:display-name="List Continue 3" style:family="paragraph" style:parent-style-name="List30">
      <style:paragraph-properties fo:margin-left="0.709in" fo:text-indent="0in">
        <style:tab-stops>
          <style:tab-stop style:type="left" style:position="-0.4729in"/>
          <style:tab-stop style:type="left" style:position="-0.2368in"/>
          <style:tab-stop style:type="left" style:position="-0.0006in"/>
        </style:tab-stops>
      </style:paragraph-properties>
      <style:text-properties fo:hyphenate="true"/>
    </style:style>
    <style:style style:name="ListContinue4" style:display-name="List Continue 4" style:family="paragraph" style:parent-style-name="List4">
      <style:text-properties fo:hyphenate="true"/>
    </style:style>
    <style:style style:name="ListContinue5" style:display-name="List Continue 5" style:family="paragraph" style:parent-style-name="List5">
      <style:text-properties fo:hyphenate="true"/>
    </style:style>
    <style:style style:name="ListNumber" style:display-name="List Number" style:family="paragraph" style:parent-style-name="list1" style:list-style-name="LFO15">
      <style:text-properties fo:color="#FF0000" fo:hyphenate="true"/>
    </style:style>
    <style:style style:name="ListNumber2" style:display-name="List Number 2" style:family="paragraph" style:parent-style-name="list2" style:list-style-name="LFO16">
      <style:text-properties fo:color="#FF0000" fo:hyphenate="true"/>
    </style:style>
    <style:style style:name="ListNumber3" style:display-name="List Number 3" style:family="paragraph" style:parent-style-name="list3" style:list-style-name="LFO17">
      <style:text-properties fo:color="#FF0000" fo:hyphenate="true"/>
    </style:style>
    <style:style style:name="ListNumber4" style:display-name="List Number 4" style:family="paragraph" style:list-style-name="LFO18">
      <style:text-properties fo:color="#FF0000" fo:hyphenate="true"/>
    </style:style>
    <style:style style:name="ListNumber5" style:display-name="List Number 5" style:family="paragraph" style:list-style-name="LFO19">
      <style:text-properties fo:color="#FF0000" fo:hyphenate="true"/>
    </style:style>
    <style:style style:name="MacroText" style:display-name="Macro Text" style:family="paragraph">
      <style:paragraph-properties>
        <style:tab-stops>
          <style:tab-stop style:type="left" style:position="0.3347in"/>
          <style:tab-stop style:type="left" style:position="0.6652in"/>
          <style:tab-stop style:type="left" style:position="1in"/>
          <style:tab-stop style:type="left" style:position="1.3347in"/>
          <style:tab-stop style:type="left" style:position="1.6652in"/>
          <style:tab-stop style:type="left" style:position="2in"/>
          <style:tab-stop style:type="left" style:position="2.3347in"/>
          <style:tab-stop style:type="left" style:position="2.6652in"/>
          <style:tab-stop style:type="left" style:position="3in"/>
        </style:tab-stops>
      </style:paragraph-properties>
      <style:text-properties fo:color="#FF0000" fo:font-size="9.5pt" style:font-size-asian="9.5pt" fo:hyphenate="true"/>
    </style:style>
    <style:style style:name="MessageHeader" style:display-name="Message Header" style:family="paragraph">
      <style:paragraph-properties fo:line-height="150%" fo:margin-left="1.575in" fo:text-indent="-0.7875in">
        <style:tab-stops/>
      </style:paragraph-properties>
      <style:text-properties fo:color="#FF0000" fo:font-size="9.5pt" style:font-size-asian="9.5pt" style:font-size-complex="12pt" fo:hyphenate="true"/>
    </style:style>
    <style:style style:name="PlainText" style:display-name="Plain Text" style:family="paragraph">
      <style:paragraph-properties fo:line-height="0.1805in" fo:text-indent="0.2361in"/>
      <style:text-properties fo:color="#FF0000" fo:font-size="9.5pt" style:font-size-asian="9.5pt" fo:hyphenate="true"/>
    </style:style>
    <style:style style:name="TableofAuthorities" style:display-name="Table of Authorities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TOAHeading" style:display-name="TOA Heading" style:family="paragraph" style:next-style-name="TableofAuthorities">
      <style:paragraph-properties fo:keep-with-next="always" fo:margin-bottom="0.1805in" fo:line-height="0.2708in"/>
      <style:text-properties style:font-name="Arial" style:font-name-complex="Arial" fo:font-weight="bold" style:font-weight-asian="bold" style:font-weight-complex="bold" fo:color="#FF0000" fo:font-size="15pt" style:font-size-asian="15pt" style:font-size-complex="12pt" fo:hyphenate="true"/>
    </style:style>
    <style:style style:name="PageNumber" style:display-name="Page Number" style:family="text">
      <style:text-properties fo:font-weight="bold" style:font-weight-asian="bold" fo:font-size="9.5pt" style:font-size-asian="9.5pt" style:font-size-complex="9.5pt"/>
    </style:style>
    <style:style style:name="BalloonText" style:display-name="Balloon Text" style:family="paragraph">
      <style:paragraph-properties fo:line-height="150%"/>
      <style:text-properties fo:color="#FF0000" fo:font-size="9.5pt" style:font-size-asian="9.5pt" style:font-size-complex="8pt" fo:hyphenate="true"/>
    </style:style>
    <style:style style:name="NormalWeb" style:display-name="Normal (Web)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NormalIndent" style:display-name="Normal Indent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" style:display-name="Body Text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2" style:display-name="Body Text 2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3" style:display-name="Body Text 3" style:family="paragraph">
      <style:paragraph-properties fo:line-height="0.1805in" fo:text-indent="0.2361in"/>
      <style:text-properties fo:color="#FF0000" fo:font-size="9.5pt" style:font-size-asian="9.5pt" style:font-size-complex="8pt" fo:hyphenate="true"/>
    </style:style>
    <style:style style:name="BodyTextIndent2" style:display-name="Body Text Indent 2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Indent3" style:display-name="Body Text Indent 3" style:family="paragraph">
      <style:paragraph-properties fo:line-height="0.1805in" fo:text-indent="0.2361in"/>
      <style:text-properties fo:color="#FF0000" fo:font-size="9.5pt" style:font-size-asian="9.5pt" style:font-size-complex="8pt" fo:hyphenate="true"/>
    </style:style>
    <style:style style:name="BodyTextFirstIndent" style:display-name="Body Text First Indent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Indent" style:display-name="Body Text Indent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BodyTextFirstIndent2" style:display-name="Body Text First Indent 2" style:family="paragraph">
      <style:paragraph-properties fo:line-height="0.1805in" fo:text-indent="0.2361in"/>
      <style:text-properties fo:color="#FF0000" fo:font-size="9.5pt" style:font-size-asian="9.5pt" style:font-size-complex="12pt" fo:hyphenate="true"/>
    </style:style>
    <style:style style:name="Title" style:display-name="Title" style:family="paragraph" style:default-outline-level="1">
      <style:paragraph-properties fo:margin-bottom="0.1527in" fo:line-height="0.2708in"/>
      <style:text-properties style:font-name="Arial" style:font-name-complex="Arial" fo:font-weight="bold" style:font-weight-asian="bold" style:font-weight-complex="bold" fo:color="#FF0000" fo:font-size="17pt" style:font-size-asian="17pt" style:font-size-complex="16pt" fo:hyphenate="true"/>
    </style:style>
    <style:style style:name="EnvelopeReturn" style:display-name="Envelope Return" style:family="paragraph">
      <style:paragraph-properties fo:line-height="150%"/>
      <style:text-properties fo:color="#FF0000" fo:font-size="9.5pt" style:font-size-asian="9.5pt" fo:hyphenate="true"/>
    </style:style>
    <style:style style:name="EnvelopeAddress" style:display-name="Envelope Address" style:family="paragraph">
      <style:paragraph-properties fo:line-height="150%" fo:margin-left="0.0006in">
        <style:tab-stops/>
      </style:paragraph-properties>
      <style:text-properties fo:color="#FF0000" fo:font-size="9.5pt" style:font-size-asian="9.5pt" style:font-size-complex="12pt" fo:hyphenate="true"/>
    </style:style>
    <style:style style:name="Signature" style:display-name="Signature" style:family="paragraph">
      <style:paragraph-properties fo:line-height="150%" fo:margin-left="2.9527in">
        <style:tab-stops/>
      </style:paragraph-properties>
      <style:text-properties fo:color="#FF0000" fo:font-size="9.5pt" style:font-size-asian="9.5pt" style:font-size-complex="12pt" fo:hyphenate="true"/>
    </style:style>
    <style:style style:name="Subtitle" style:display-name="Subtitle" style:family="paragraph" style:default-outline-level="2">
      <style:paragraph-properties fo:margin-bottom="0.4722in" fo:line-height="0.2361in"/>
      <style:text-properties fo:color="#FF0000" fo:font-size="14pt" style:font-size-asian="14pt" style:font-size-complex="12pt" fo:hyphenate="false"/>
    </style:style>
    <style:style style:name="TOC2" style:display-name="TOC 2" style:family="paragraph">
      <style:paragraph-properties fo:line-height="0.1805in" fo:margin-left="0.709in" fo:text-indent="-0.709in">
        <style:tab-stops>
          <style:tab-stop style:type="left" style:position="0in"/>
        </style:tab-stops>
      </style:paragraph-properties>
      <style:text-properties style:font-name="Arial" style:font-name-complex="Arial" fo:font-size="9.5pt" style:font-size-asian="9.5pt" style:font-size-complex="12pt" fo:hyphenate="false"/>
    </style:style>
    <style:style style:name="TOC3" style:display-name="TOC 3" style:family="paragraph">
      <style:paragraph-properties fo:line-height="0.1805in" fo:margin-left="0.709in" fo:text-indent="-0.709in">
        <style:tab-stops>
          <style:tab-stop style:type="left" style:position="0in"/>
        </style:tab-stops>
      </style:paragraph-properties>
      <style:text-properties style:font-name="Arial" style:font-name-complex="Arial" fo:font-size="9.5pt" style:font-size-asian="9.5pt" style:font-size-complex="12pt" fo:hyphenate="false"/>
    </style:style>
    <style:style style:name="TOC4" style:display-name="TOC 4" style:family="paragraph">
      <style:paragraph-properties fo:line-height="0.1805in" fo:margin-left="0.709in" fo:text-indent="-0.709in">
        <style:tab-stops>
          <style:tab-stop style:type="left" style:position="0in"/>
        </style:tab-stops>
      </style:paragraph-properties>
      <style:text-properties style:font-name="Arial" style:font-name-complex="Arial" fo:font-size="9.5pt" style:font-size-asian="9.5pt" style:font-size-complex="12pt" fo:hyphenate="false"/>
    </style:style>
    <style:style style:name="TOC5" style:display-name="TOC 5" style:family="paragraph">
      <style:paragraph-properties fo:line-height="0.1805in" fo:margin-left="0.709in" fo:text-indent="-0.709in">
        <style:tab-stops>
          <style:tab-stop style:type="left" style:position="0in"/>
        </style:tab-stops>
      </style:paragraph-properties>
      <style:text-properties style:font-name="Arial" style:font-name-complex="Arial" fo:font-size="9.5pt" style:font-size-asian="9.5pt" style:font-size-complex="12pt" fo:hyphenate="false"/>
    </style:style>
    <style:style style:name="TOC6" style:display-name="TOC 6" style:family="paragraph">
      <style:paragraph-properties fo:margin-top="0.2708in" fo:line-height="0.2083in" fo:margin-left="0.4722in" fo:text-indent="-0.4722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fo:hyphenate="false"/>
    </style:style>
    <style:style style:name="TOC7" style:display-name="TOC 7" style:family="paragraph">
      <style:paragraph-properties fo:line-height="0.1805in"/>
      <style:text-properties style:font-name="Arial" style:font-name-complex="Arial" fo:font-weight="bold" style:font-weight-asian="bold" fo:font-size="9.5pt" style:font-size-asian="9.5pt" style:font-size-complex="12pt" fo:hyphenate="false"/>
    </style:style>
    <style:style style:name="TOC8" style:display-name="TOC 8" style:family="paragraph">
      <style:paragraph-properties fo:line-height="0.1805in"/>
      <style:text-properties style:font-name="Arial" style:font-name-complex="Arial" fo:font-size="9.5pt" style:font-size-asian="9.5pt" style:font-size-complex="12pt" fo:hyphenate="false"/>
    </style:style>
    <style:style style:name="TOC9" style:display-name="TOC 9" style:family="paragraph">
      <style:paragraph-properties fo:margin-top="0.1805in" fo:line-height="0.1805in"/>
      <style:text-properties style:font-name="Arial" style:font-name-complex="Arial" fo:font-size="9.5pt" style:font-size-asian="9.5pt" style:font-size-complex="12pt" fo:hyphenate="false"/>
    </style:style>
    <style:style style:name="LineNumber" style:display-name="Line Number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8pt" style:font-size-asian="8pt" style:text-underline-type="none"/>
    </style:style>
    <style:style style:name="front_matter_title" style:display-name="front_matter_title" style:family="paragraph" style:next-style-name="para_ignore_indent">
      <style:paragraph-properties fo:keep-with-next="always" fo:break-before="page" fo:margin-bottom="0.1805in" fo:line-height="0.2708in"/>
      <style:text-properties style:font-name="Arial" style:font-name-complex="Arial" fo:font-weight="bold" style:font-weight-asian="bold" fo:font-size="15pt" style:font-size-asian="15pt" style:font-size-complex="12pt" fo:hyphenate="false"/>
    </style:style>
    <style:style style:name="back_matter_title" style:display-name="back_matter_title" style:family="paragraph" style:next-style-name="intro">
      <style:paragraph-properties fo:keep-with-next="always" fo:break-before="page" fo:margin-bottom="0.1805in" fo:line-height="0.2708in"/>
      <style:text-properties style:font-name="Arial" style:font-name-complex="Arial" fo:font-weight="bold" style:font-weight-asian="bold" fo:font-size="15pt" style:font-size-asian="15pt" style:font-size-complex="12pt" fo:hyphenate="false"/>
    </style:style>
    <style:style style:name="sub_reference_title" style:display-name="sub_reference_title" style:family="paragraph" style:next-style-name="reference">
      <style:paragraph-properties fo:keep-with-next="always" fo:margin-top="0.2361in" fo:margin-bottom="0.118in" fo:line-height="0.2083in"/>
      <style:text-properties style:font-name="Arial" style:font-name-complex="Arial" fo:font-weight="bold" style:font-weight-asian="bold" fo:font-size="9.5pt" style:font-size-asian="9.5pt" style:font-size-complex="12pt" fo:hyphenate="true"/>
    </style:style>
    <style:style style:name="para_ignore_indent" style:display-name="para_ignore_indent" style:family="paragraph" style:next-style-name="paragraph">
      <style:paragraph-properties fo:text-align="justify" fo:line-height="0.1805in"/>
      <style:text-properties fo:font-size="9.5pt" style:font-size-asian="9.5pt" style:font-size-complex="12pt" fo:hyphenate="true"/>
    </style:style>
    <style:style style:name="italic" style:display-name="italic" style:family="text">
      <style:text-properties fo:font-style="italic" style:font-style-asian="italic"/>
    </style:style>
    <style:style style:name="bold" style:display-name="bold" style:family="text">
      <style:text-properties fo:font-weight="bold" style:font-weight-asian="bold"/>
    </style:style>
    <style:style style:name="smallcaps" style:display-name="smallcaps" style:family="text">
      <style:text-properties fo:font-variant="small-caps"/>
    </style:style>
    <style:style style:name="symbol_list" style:display-name="symbol_list" style:family="paragraph" style:list-style-name="LFO9">
      <style:paragraph-properties fo:text-align="justify" fo:margin-bottom="0.1805in" fo:line-height="0.1805in"/>
      <style:text-properties fo:font-size="9.5pt" style:font-size-asian="9.5pt" style:font-size-complex="12pt" fo:hyphenate="true"/>
    </style:style>
    <style:style style:name="Balken2" style:display-name="Balken2" style:family="paragraph">
      <style:paragraph-properties fo:margin-bottom="0.0111in" fo:line-height="0.1805in"/>
      <style:text-properties style:font-name="Arial" style:font-name-complex="Arial" fo:font-size="16pt" style:font-size-asian="16pt" style:font-size-complex="12pt"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box" style:display-name="box" style:family="paragraph">
      <style:paragraph-properties fo:text-align="justify" fo:line-height="0.1527in"/>
      <style:text-properties style:font-name="Arial" style:font-name-complex="Arial" fo:font-size="8pt" style:font-size-asian="8pt" style:font-size-complex="12pt" fo:hyphenate="true"/>
    </style:style>
    <style:style style:name="intro" style:display-name="intro" style:family="paragraph">
      <style:paragraph-properties fo:text-align="justify" fo:margin-bottom="0.2708in" fo:line-height="0.1527in"/>
      <style:text-properties style:font-name="Arial" style:font-name-complex="Arial" fo:font-size="8pt" style:font-size-asian="8pt" style:font-size-complex="8pt" fo:hyphenate="true"/>
    </style:style>
    <style:style style:name="TOCHeading" style:display-name="TOC Heading" style:family="paragraph" style:next-style-name="Normal">
      <style:paragraph-properties fo:keep-with-next="always" fo:margin-bottom="0.1805in" fo:line-height="0.2708in"/>
      <style:text-properties style:font-name="Arial" style:font-name-complex="Arial" fo:font-weight="bold" style:font-weight-asian="bold" style:font-weight-complex="bold" fo:color="#FF0000" fo:font-size="15pt" style:font-size-asian="15pt" style:font-size-complex="14pt" fo:hyphenate="true"/>
    </style:style>
    <style:style style:name="IntenseQuote" style:display-name="Intense Quote" style:family="paragraph" style:next-style-name="Normal">
      <style:paragraph-properties fo:margin-top="0.1388in" fo:margin-bottom="0.1944in" fo:line-height="150%" fo:margin-left="0.65in" fo:margin-right="0.65in">
        <style:tab-stops/>
      </style:paragraph-properties>
      <style:text-properties style:font-weight-complex="bold" style:font-style-complex="italic" fo:color="#FF0000" fo:font-size="9.5pt" style:font-size-asian="9.5pt" style:font-size-complex="12pt" fo:hyphenate="true"/>
    </style:style>
    <style:style style:name="NoSpacing" style:display-name="No Spacing" style:family="paragraph" style:next-style-name="Normal">
      <style:text-properties fo:color="#FF0000" fo:font-size="9.5pt" style:font-size-asian="9.5pt" style:font-size-complex="12pt" fo:hyphenate="true"/>
    </style:style>
    <style:style style:name="ListParagraph" style:display-name="List Paragraph" style:family="paragraph" style:next-style-name="Normal">
      <style:paragraph-properties fo:line-height="150%" fo:margin-left="0.4916in">
        <style:tab-stops/>
      </style:paragraph-properties>
      <style:text-properties fo:color="#FF0000" fo:font-size="9.5pt" style:font-size-asian="9.5pt" style:font-size-complex="12pt" fo:hyphenate="true"/>
    </style:style>
    <style:style style:name="Bibliography" style:display-name="Bibliography" style:family="paragraph">
      <style:paragraph-properties fo:line-height="0.1527in" fo:margin-left="0.2361in" fo:text-indent="-0.2361in">
        <style:tab-stops/>
      </style:paragraph-properties>
      <style:text-properties style:font-name="Arial" style:font-name-complex="Arial" fo:color="#FF0000" fo:font-size="8pt" style:font-size-asian="8pt" style:font-size-complex="12pt" fo:hyphenate="true"/>
    </style:style>
    <style:style style:name="IntenseEmphasis" style:display-name="Intense Emphasis" style:family="text">
      <style:text-properties style:font-name="Times New Roman" style:font-name-complex="Times New Roman" fo:font-weight="normal" style:font-weight-asian="normal" style:font-weight-complex="bold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IntenseReference" style:display-name="Intense Reference" style:family="text">
      <style:text-properties style:font-name="Times New Roman" style:font-name-complex="Times New Roman" fo:font-weight="normal" style:font-weight-asian="normal" style:font-weight-complex="bold" fo:font-style="normal" style:font-style-asian="normal" fo:text-transform="none" fo:font-variant="small-caps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PlaceholderText" style:display-name="Placeholder Text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SubtleEmphasis" style:display-name="Subtle Emphasis" style:family="text">
      <style:text-properties style:font-name="Times New Roman" style:font-name-complex="Times New Roman" fo:font-weight="normal" style:font-weight-asian="normal" fo:font-style="normal" style:font-style-asian="normal" style:font-style-complex="italic" fo:text-transform="none" fo:font-variant="normal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SubtleReference" style:display-name="Subtle Reference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small-caps" style:text-line-through-type="none" text:display="true" fo:color="#FF0000" fo:letter-spacing="normal" style:text-scale="100%" style:letter-kerning="false" style:text-position="0% 100%" fo:font-size="9.5pt" style:font-size-asian="9.5pt" style:text-underline-type="none"/>
    </style:style>
    <style:style style:name="dateline" style:display-name="dateline" style:family="text">
      <style:text-properties style:font-name="Arial" style:font-name-complex="Arial" fo:font-weight="bold" style:font-weight-asian="bold" fo:font-size="9.5pt" style:font-size-asian="9.5pt"/>
    </style:style>
    <style:style style:name="footnote_line" style:display-name="footnote_line" style:family="paragraph">
      <style:paragraph-properties fo:margin-top="0.2312in" fo:line-height="0.125in"/>
      <style:text-properties fo:letter-spacing="-0.0027in" style:text-position="sub 65.2%" fo:font-size="36pt" style:font-size-asian="36pt" style:font-size-complex="36pt" fo:hyphenate="true"/>
    </style:style>
    <style:style style:name="superscript" style:display-name="superscript" style:family="text">
      <style:text-properties style:text-position="super 65%"/>
    </style:style>
    <style:style style:name="subscript" style:display-name="subscript" style:family="text">
      <style:text-properties style:text-position="sub 65%"/>
    </style:style>
    <style:style style:name="box_marginal" style:display-name="box_marginal" style:family="paragraph">
      <style:paragraph-properties fo:text-align="center"/>
      <style:text-properties fo:font-size="8pt" style:font-size-asian="8pt" style:font-size-complex="12pt" fo:hyphenate="true"/>
    </style:style>
    <style:style style:name="box_list" style:display-name="box_list" style:family="paragraph" style:parent-style-name="box">
      <style:paragraph-properties fo:margin-left="0.118in" fo:text-indent="-0.118in">
        <style:tab-stops/>
      </style:paragraph-properties>
      <style:text-properties fo:hyphenate="true"/>
    </style:style>
    <style:style style:name="WW_CharLFO31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31LVL2" style:family="text">
      <style:text-properties fo:font-size="12pt" style:font-size-asian="12pt" style:font-size-complex="12pt"/>
    </style:style>
    <text:list-style style:name="ueberschriftenliste" style:display-name="ueberschriftenliste">
      <text:list-level-style-number text:level="1" text:style-name="WW_CharLFO31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31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style:style style:name="box_symbol_list" style:display-name="box_symbol_list" style:family="paragraph" style:list-style-name="LFO50">
      <style:paragraph-properties fo:text-align="justify" fo:line-height="0.1527in"/>
      <style:text-properties style:font-name="Arial" fo:font-size="8pt" style:font-size-asian="8pt" style:font-size-complex="12pt" fo:hyphenate="true"/>
    </style:style>
    <style:style style:name="open_access" style:display-name="open_access" style:family="paragraph">
      <style:paragraph-properties fo:line-height="0.2083in"/>
      <style:text-properties style:font-name="Arial" fo:font-weight="bold" style:font-weight-asian="bold" fo:font-size="12pt" style:font-size-asian="12pt" style:font-size-complex="12pt" fo:hyphenate="true"/>
    </style:style>
    <style:style style:name="article_title" style:display-name="article_title" style:family="paragraph">
      <style:paragraph-properties fo:margin-bottom="0.1805in" fo:line-height="0.2708in"/>
      <style:text-properties style:font-name="Arial" style:font-name-complex="Arial" fo:font-weight="bold" style:font-weight-asian="bold" fo:font-size="17pt" style:font-size-asian="17pt" style:font-size-complex="12pt" fo:hyphenate="false"/>
    </style:style>
    <style:style style:name="article_author" style:display-name="article_author" style:family="paragraph" style:next-style-name="article_title">
      <style:paragraph-properties fo:keep-with-next="always" fo:line-height="0.2083in"/>
      <style:text-properties style:font-name="Arial" fo:font-size="12pt" style:font-size-asian="12pt" style:font-size-complex="12pt" fo:hyphenate="false"/>
    </style:style>
    <style:style style:name="article_subtitle" style:display-name="article_subtitle" style:family="paragraph">
      <style:paragraph-properties fo:margin-bottom="0.2152in" fo:line-height="0.2083in"/>
      <style:text-properties style:font-name="Arial" style:font-name-complex="Arial" fo:font-size="12pt" style:font-size-asian="12pt" style:font-size-complex="12pt" fo:hyphenate="false"/>
    </style:style>
    <style:style style:name="box_start_end" style:display-name="box_start_end" style:family="paragraph" style:parent-style-name="box">
      <style:paragraph-properties fo:line-height="0.0833in"/>
      <style:text-properties fo:font-size="2pt" style:font-size-asian="2pt" fo:hyphenate="true"/>
    </style:style>
    <style:style style:name="Revision" style:display-name="Revision" style:family="paragraph">
      <style:paragraph-properties fo:text-indent="0.2479in"/>
      <style:text-properties style:font-name="Calibri" style:font-name-asian="Times New Roman" style:font-name-complex="Times New Roman" fo:color="#FF0000" fo:font-size="12pt" style:font-size-asian="12pt" style:font-size-complex="12pt" fo:language="en" fo:country="US" style:language-asian="en" style:country-asian="US" style:language-complex="he" style:country-complex="IL" fo:hyphenate="true"/>
    </style:style>
    <style:style style:name="BookTitle" style:display-name="Book Title" style:family="text">
      <style:text-properties style:font-name="Cambria" style:font-name-asian="Times New Roman" style:font-name-complex="Times New Roman" fo:font-weight="bold" style:font-weight-asian="bold" style:font-weight-complex="bold" fo:font-variant="small-caps" fo:color="#FF0000" style:text-underline-type="single" style:text-underline-style="solid" style:text-underline-width="auto" style:text-underline-mode="continuous"/>
    </style:style>
    <style:style style:name="back_matter_dividingtitle" style:display-name="back_matter_dividingtitle" style:family="paragraph" style:next-style-name="reference">
      <style:paragraph-properties fo:keep-with-next="always" fo:margin-top="0.2361in" fo:margin-bottom="0.118in" fo:line-height="0.2083in"/>
      <style:text-properties style:font-name="Arial" style:font-name-complex="Arial" fo:font-weight="bold" style:font-weight-asian="bold" style:font-weight-complex="bold" fo:font-size="12pt" style:font-size-asian="12pt" style:font-size-complex="11.5pt" fo:hyphenate="false"/>
    </style:style>
    <style:style style:name="article-title" style:display-name="article-title" style:family="text" style:parent-style-name="DefaultParagraphFont">
      <style:text-properties fo:color="#FF3300"/>
    </style:style>
    <style:style style:name="chapter-title" style:display-name="chapter-title" style:family="text" style:parent-style-name="DefaultParagraphFont">
      <style:text-properties fo:color="#009900"/>
    </style:style>
    <style:style style:name="collab" style:display-name="collab" style:family="text" style:parent-style-name="DefaultParagraphFont">
      <style:text-properties fo:color="#CC99FF"/>
    </style:style>
    <style:style style:name="comment" style:display-name="comment" style:family="text" style:parent-style-name="DefaultParagraphFont">
      <style:text-properties fo:color="#DB5E00"/>
    </style:style>
    <style:style style:name="ext-link" style:display-name="ext-link" style:family="text" style:parent-style-name="DefaultParagraphFont">
      <style:text-properties fo:color="#6666FF"/>
    </style:style>
    <style:style style:name="fpage" style:display-name="fpage" style:family="text" style:parent-style-name="DefaultParagraphFont">
      <style:text-properties fo:color="#339933"/>
    </style:style>
    <style:style style:name="given-names" style:display-name="given-names" style:family="text" style:parent-style-name="DefaultParagraphFont">
      <style:text-properties fo:color="#009999"/>
    </style:style>
    <style:style style:name="isbn" style:display-name="isbn" style:family="text" style:parent-style-name="DefaultParagraphFont">
      <style:text-properties fo:color="#9900CC"/>
    </style:style>
    <style:style style:name="issn" style:display-name="issn" style:family="text" style:parent-style-name="DefaultParagraphFont">
      <style:text-properties fo:color="#CC9900"/>
    </style:style>
    <style:style style:name="issue" style:display-name="issue" style:family="text" style:parent-style-name="DefaultParagraphFont">
      <style:text-properties fo:color="#CD99CC"/>
    </style:style>
    <style:style style:name="lpage" style:display-name="lpage" style:family="text" style:parent-style-name="DefaultParagraphFont">
      <style:text-properties fo:color="#990033"/>
    </style:style>
    <style:style style:name="publisher-loc" style:display-name="publisher-loc" style:family="text" style:parent-style-name="DefaultParagraphFont">
      <style:text-properties fo:color="#808080"/>
    </style:style>
    <style:style style:name="publisher-name" style:display-name="publisher-name" style:family="text" style:parent-style-name="DefaultParagraphFont">
      <style:text-properties fo:color="#000000"/>
    </style:style>
    <style:style style:name="source" style:display-name="source" style:family="text" style:parent-style-name="DefaultParagraphFont">
      <style:text-properties fo:color="#FFCC00"/>
    </style:style>
    <style:style style:name="surname" style:display-name="surname" style:family="text" style:parent-style-name="DefaultParagraphFont">
      <style:text-properties fo:color="#FF9900"/>
    </style:style>
    <style:style style:name="trans-source" style:display-name="trans-source" style:family="text" style:parent-style-name="DefaultParagraphFont">
      <style:text-properties fo:color="#997300"/>
    </style:style>
    <style:style style:name="trans-title" style:display-name="trans-title" style:family="text" style:parent-style-name="DefaultParagraphFont">
      <style:text-properties fo:color="#0066CC"/>
    </style:style>
    <style:style style:name="uri" style:display-name="uri" style:family="text" style:parent-style-name="DefaultParagraphFont">
      <style:text-properties fo:color="#FF0066"/>
    </style:style>
    <style:style style:name="volume" style:display-name="volume" style:family="text" style:parent-style-name="DefaultParagraphFont">
      <style:text-properties fo:color="#00B0F0"/>
    </style:style>
    <style:style style:name="year" style:display-name="year" style:family="text" style:parent-style-name="DefaultParagraphFont">
      <style:text-properties fo:color="#000099"/>
    </style:style>
    <style:style style:name="article_transtitle" style:display-name="article_trans title" style:family="paragraph" style:parent-style-name="article_title">
      <style:text-properties fo:font-weight="normal" style:font-weight-asian="normal" fo:hyphenate="false"/>
    </style:style>
    <style:style style:name="article_transsubtitle" style:display-name="article_trans subtitle" style:family="paragraph" style:parent-style-name="article_subtitle">
      <style:text-properties fo:hyphenate="false"/>
    </style:style>
    <style:style style:name="ref_edition" style:display-name="ref_edition" style:family="text" style:parent-style-name="DefaultParagraphFont">
      <style:text-properties fo:color="#CC3399"/>
    </style:style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fo:color="#FF0000" fo:font-size="15pt" style:font-size-asian="15pt" style:font-size-complex="12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OUTLINELVL2" style:family="text">
      <style:text-properties fo:font-size="12pt" style:font-size-asian="12pt" style:font-size-complex="12pt"/>
    </style:style>
    <text:outline-style style:name="WW_OutlineListStyle">
      <text:outline-level-style text:level="1" text:style-name="WW_CharOUTLINE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outline-level-style>
      <text:outline-level-style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outline-level-style>
      <text:outline-level-style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outline-level-style>
      <text:outline-level-style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Times New Roman" style:font-name-complex="Times New Roman"/>
    </style:style>
    <text:list-style style:name="LFO4">
      <text:list-level-style-bullet text:level="1" text:style-name="WW_CharLFO4LVL1" text:bullet-char="–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="Times New Roman" style:font-name-complex="Times New Roman"/>
    </style:style>
    <text:list-style style:name="LFO5">
      <text:list-level-style-bullet text:level="1" text:style-name="WW_CharLFO5LVL1" text:bullet-char="–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Times New Roman" style:font-name-complex="Times New Roman"/>
    </style:style>
    <text:list-style style:name="LFO6">
      <text:list-level-style-bullet text:level="1" text:style-name="WW_CharLFO6LVL1" text:bullet-char="–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Times New Roman" style:font-name-complex="Times New Roman"/>
    </style:style>
    <text:list-style style:name="LFO7">
      <text:list-level-style-bullet text:level="1" text:style-name="WW_CharLFO7LVL1" text:bullet-char="–">
        <style:list-level-properties text:space-before="0.709in" text:min-label-width="0.2361in" text:list-level-position-and-space-mode="label-alignment">
          <style:list-level-label-alignment text:label-followed-by="listtab" fo:margin-left="0.9451in" fo:text-indent="-0.2361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="Times New Roman" style:font-name-complex="Times New Roman"/>
    </style:style>
    <text:list-style style:name="LFO8">
      <text:list-level-style-bullet text:level="1" text:style-name="WW_CharLFO8LVL1" text:bullet-char="–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="Times New Roman" style:font-name-complex="Times New Roman"/>
    </style:style>
    <style:style style:name="WW_CharLFO9LVL2" style:family="text">
      <style:text-properties style:font-name="Times New Roman" style:font-name-complex="Times New Roman"/>
    </style:style>
    <style:style style:name="WW_CharLFO9LVL3" style:family="text">
      <style:text-properties style:font-name="Times New Roman"/>
    </style:style>
    <style:style style:name="WW_CharLFO9LVL4" style:family="text">
      <style:text-properties style:font-name="Times New Roman"/>
    </style:style>
    <style:style style:name="WW_CharLFO9LVL5" style:family="text">
      <style:text-properties style:font-name="Times New Roman" style:font-name-complex="Times New Roman"/>
    </style:style>
    <style:style style:name="WW_CharLFO9LVL6" style:family="text">
      <style:text-properties style:font-name="Times New Roman"/>
    </style:style>
    <style:style style:name="WW_CharLFO9LVL7" style:family="text">
      <style:text-properties style:font-name="Times New Roman"/>
    </style:style>
    <style:style style:name="WW_CharLFO9LVL8" style:family="text">
      <style:text-properties style:font-name="Times New Roman" style:font-name-complex="Times New Roman"/>
    </style:style>
    <style:style style:name="WW_CharLFO9LVL9" style:family="text">
      <style:text-properties style:font-name="Times New Roman"/>
    </style:style>
    <text:list-style style:name="LFO9">
      <text:list-level-style-bullet text:level="1" text:style-name="WW_CharLFO9LVL1" text:bullet-char="–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="Arial"/>
    </style:style>
    <style:style style:name="WW_CharLFO10LVL2" style:family="text">
      <style:text-properties style:font-name="Times New Roman" style:font-name-complex="Times New Roman"/>
    </style:style>
    <style:style style:name="WW_CharLFO10LVL3" style:family="text">
      <style:text-properties style:font-name="Times New Roman"/>
    </style:style>
    <style:style style:name="WW_CharLFO10LVL4" style:family="text">
      <style:text-properties style:font-name="Times New Roman"/>
    </style:style>
    <style:style style:name="WW_CharLFO10LVL5" style:family="text">
      <style:text-properties style:font-name="Times New Roman" style:font-name-complex="Times New Roman"/>
    </style:style>
    <style:style style:name="WW_CharLFO10LVL6" style:family="text">
      <style:text-properties style:font-name="Times New Roman"/>
    </style:style>
    <style:style style:name="WW_CharLFO10LVL7" style:family="text">
      <style:text-properties style:font-name="Times New Roman"/>
    </style:style>
    <style:style style:name="WW_CharLFO10LVL8" style:family="text">
      <style:text-properties style:font-name="Times New Roman" style:font-name-complex="Times New Roman"/>
    </style:style>
    <style:style style:name="WW_CharLFO10LVL9" style:family="text">
      <style:text-properties style:font-name="Times New Roman"/>
    </style:style>
    <text:list-style style:name="LFO10">
      <text:list-level-style-bullet text:level="1" text:style-name="WW_CharLFO10LVL1" text:bullet-char="–">
        <style:list-level-properties text:space-before="0in" text:min-label-width="0.0236in" text:list-level-position-and-space-mode="label-alignment">
          <style:list-level-label-alignment text:label-followed-by="space" fo:margin-left="0.0236in" fo:text-indent="-0.0236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Times New Roman"/>
      </text:list-level-style-bullet>
      <text:list-level-style-bullet text:level="4" text:style-name="WW_CharLFO10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Times New Roman"/>
      </text:list-level-style-bullet>
      <text:list-level-style-bullet text:level="7" text:style-name="WW_CharLFO10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11LVL2" style:family="text">
      <style:text-properties fo:font-size="12pt" style:font-size-asian="12pt" style:font-size-complex="12pt"/>
    </style:style>
    <text:list-style style:name="LFO15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09in" text:min-label-width="0.2361in" text:list-level-position-and-space-mode="label-alignment">
          <style:list-level-label-alignment text:label-followed-by="listtab" fo:margin-left="0.945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0LVL1" style:family="text">
      <style:text-properties style:font-name="Times New Roman" style:font-name-complex="Times New Roman"/>
    </style:style>
    <style:style style:name="WW_CharLFO20LVL2" style:family="text">
      <style:text-properties style:font-name="Times New Roman" style:font-name-complex="Times New Roman"/>
    </style:style>
    <style:style style:name="WW_CharLFO20LVL3" style:family="text">
      <style:text-properties style:font-name="Times New Roman"/>
    </style:style>
    <style:style style:name="WW_CharLFO20LVL4" style:family="text">
      <style:text-properties style:font-name="Times New Roman"/>
    </style:style>
    <style:style style:name="WW_CharLFO20LVL5" style:family="text">
      <style:text-properties style:font-name="Times New Roman" style:font-name-complex="Times New Roman"/>
    </style:style>
    <style:style style:name="WW_CharLFO20LVL6" style:family="text">
      <style:text-properties style:font-name="Times New Roman"/>
    </style:style>
    <style:style style:name="WW_CharLFO20LVL7" style:family="text">
      <style:text-properties style:font-name="Times New Roman"/>
    </style:style>
    <style:style style:name="WW_CharLFO20LVL8" style:family="text">
      <style:text-properties style:font-name="Times New Roman" style:font-name-complex="Times New Roman"/>
    </style:style>
    <style:style style:name="WW_CharLFO20LVL9" style:family="text">
      <style:text-properties style:font-name="Times New Roman"/>
    </style:style>
    <style:style style:name="WW_CharLFO22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2LVL2" style:family="text">
      <style:text-properties fo:font-size="12pt" style:font-size-asian="12pt" style:font-size-complex="12pt"/>
    </style:style>
    <style:style style:name="WW_CharLFO23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3LVL2" style:family="text">
      <style:text-properties fo:font-size="12pt" style:font-size-asian="12pt" style:font-size-complex="12pt"/>
    </style:style>
    <style:style style:name="WW_CharLFO24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4LVL2" style:family="text">
      <style:text-properties fo:font-size="12pt" style:font-size-asian="12pt" style:font-size-complex="12pt"/>
    </style:style>
    <style:style style:name="WW_CharLFO25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5LVL2" style:family="text">
      <style:text-properties fo:font-size="12pt" style:font-size-asian="12pt" style:font-size-complex="12pt"/>
    </style:style>
    <style:style style:name="WW_CharLFO26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6LVL2" style:family="text">
      <style:text-properties fo:font-size="12pt" style:font-size-asian="12pt" style:font-size-complex="12pt"/>
    </style:style>
    <style:style style:name="WW_CharLFO27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7LVL2" style:family="text">
      <style:text-properties fo:font-size="12pt" style:font-size-asian="12pt" style:font-size-complex="12pt"/>
    </style:style>
    <style:style style:name="WW_CharLFO28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8LVL2" style:family="text">
      <style:text-properties fo:font-size="12pt" style:font-size-asian="12pt" style:font-size-complex="12pt"/>
    </style:style>
    <style:style style:name="WW_CharLFO29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29LVL2" style:family="text">
      <style:text-properties fo:font-size="12pt" style:font-size-asian="12pt" style:font-size-complex="12pt"/>
    </style:style>
    <style:style style:name="WW_CharLFO30LVL1" style:family="text">
      <style:text-properties fo:font-weight="bold" style:font-weight-asian="bold" fo:font-style="normal" style:font-style-asian="normal" fo:font-size="15pt" style:font-size-asian="15pt" style:font-size-complex="15pt"/>
    </style:style>
    <style:style style:name="WW_CharLFO30LVL2" style:family="text">
      <style:text-properties fo:font-size="12pt" style:font-size-asian="12pt" style:font-size-complex="12pt"/>
    </style:style>
    <style:style style:name="WW_CharLFO33LVL1" style:family="text">
      <style:text-properties style:font-name="Arial"/>
    </style:style>
    <style:style style:name="WW_CharLFO33LVL2" style:family="text">
      <style:text-properties style:font-name="Times New Roman" style:font-name-complex="Times New Roman"/>
    </style:style>
    <style:style style:name="WW_CharLFO33LVL3" style:family="text">
      <style:text-properties style:font-name="Times New Roman"/>
    </style:style>
    <style:style style:name="WW_CharLFO33LVL4" style:family="text">
      <style:text-properties style:font-name="Times New Roman"/>
    </style:style>
    <style:style style:name="WW_CharLFO33LVL5" style:family="text">
      <style:text-properties style:font-name="Times New Roman" style:font-name-complex="Times New Roman"/>
    </style:style>
    <style:style style:name="WW_CharLFO33LVL6" style:family="text">
      <style:text-properties style:font-name="Times New Roman"/>
    </style:style>
    <style:style style:name="WW_CharLFO33LVL7" style:family="text">
      <style:text-properties style:font-name="Times New Roman"/>
    </style:style>
    <style:style style:name="WW_CharLFO33LVL8" style:family="text">
      <style:text-properties style:font-name="Times New Roman" style:font-name-complex="Times New Roman"/>
    </style:style>
    <style:style style:name="WW_CharLFO33LVL9" style:family="text">
      <style:text-properties style:font-name="Times New Roman"/>
    </style:style>
    <style:style style:name="WW_CharLFO34LVL1" style:family="text">
      <style:text-properties style:font-name="Arial"/>
    </style:style>
    <style:style style:name="WW_CharLFO34LVL2" style:family="text">
      <style:text-properties style:font-name="Times New Roman" style:font-name-complex="Times New Roman"/>
    </style:style>
    <style:style style:name="WW_CharLFO34LVL3" style:family="text">
      <style:text-properties style:font-name="Times New Roman"/>
    </style:style>
    <style:style style:name="WW_CharLFO34LVL4" style:family="text">
      <style:text-properties style:font-name="Times New Roman"/>
    </style:style>
    <style:style style:name="WW_CharLFO34LVL5" style:family="text">
      <style:text-properties style:font-name="Times New Roman" style:font-name-complex="Times New Roman"/>
    </style:style>
    <style:style style:name="WW_CharLFO34LVL6" style:family="text">
      <style:text-properties style:font-name="Times New Roman"/>
    </style:style>
    <style:style style:name="WW_CharLFO34LVL7" style:family="text">
      <style:text-properties style:font-name="Times New Roman"/>
    </style:style>
    <style:style style:name="WW_CharLFO34LVL8" style:family="text">
      <style:text-properties style:font-name="Times New Roman" style:font-name-complex="Times New Roman"/>
    </style:style>
    <style:style style:name="WW_CharLFO34LVL9" style:family="text">
      <style:text-properties style:font-name="Times New Roman"/>
    </style:style>
    <style:style style:name="WW_CharLFO35LVL2" style:family="text">
      <style:text-properties fo:font-size="12pt" style:font-size-asian="12pt"/>
    </style:style>
    <style:style style:name="WW_CharLFO36LVL1" style:family="text">
      <style:text-properties style:font-name="Times New Roman" style:font-name-asian="Calibri" style:font-name-complex="Times New Roman"/>
    </style:style>
    <style:style style:name="WW_CharLFO36LVL2" style:family="text">
      <style:text-properties style:font-name="Times New Roman" style:font-name-complex="Times New Roman"/>
    </style:style>
    <style:style style:name="WW_CharLFO36LVL3" style:family="text">
      <style:text-properties style:font-name="Times New Roman"/>
    </style:style>
    <style:style style:name="WW_CharLFO36LVL4" style:family="text">
      <style:text-properties style:font-name="Times New Roman"/>
    </style:style>
    <style:style style:name="WW_CharLFO36LVL5" style:family="text">
      <style:text-properties style:font-name="Times New Roman" style:font-name-complex="Times New Roman"/>
    </style:style>
    <style:style style:name="WW_CharLFO36LVL6" style:family="text">
      <style:text-properties style:font-name="Times New Roman"/>
    </style:style>
    <style:style style:name="WW_CharLFO36LVL7" style:family="text">
      <style:text-properties style:font-name="Times New Roman"/>
    </style:style>
    <style:style style:name="WW_CharLFO36LVL8" style:family="text">
      <style:text-properties style:font-name="Times New Roman" style:font-name-complex="Times New Roman"/>
    </style:style>
    <style:style style:name="WW_CharLFO36LVL9" style:family="text">
      <style:text-properties style:font-name="Times New Roman"/>
    </style:style>
    <style:style style:name="WW_CharLFO38LVL1" style:family="text">
      <style:text-properties style:font-name="Times New Roman"/>
    </style:style>
    <style:style style:name="WW_CharLFO38LVL2" style:family="text">
      <style:text-properties style:font-name="Times New Roman" style:font-name-complex="Times New Roman"/>
    </style:style>
    <style:style style:name="WW_CharLFO38LVL3" style:family="text">
      <style:text-properties style:font-name="Times New Roman"/>
    </style:style>
    <style:style style:name="WW_CharLFO38LVL4" style:family="text">
      <style:text-properties style:font-name="Times New Roman"/>
    </style:style>
    <style:style style:name="WW_CharLFO38LVL5" style:family="text">
      <style:text-properties style:font-name="Times New Roman" style:font-name-complex="Times New Roman"/>
    </style:style>
    <style:style style:name="WW_CharLFO38LVL6" style:family="text">
      <style:text-properties style:font-name="Times New Roman"/>
    </style:style>
    <style:style style:name="WW_CharLFO38LVL7" style:family="text">
      <style:text-properties style:font-name="Times New Roman"/>
    </style:style>
    <style:style style:name="WW_CharLFO38LVL8" style:family="text">
      <style:text-properties style:font-name="Times New Roman" style:font-name-complex="Times New Roman"/>
    </style:style>
    <style:style style:name="WW_CharLFO38LVL9" style:family="text">
      <style:text-properties style:font-name="Times New Roman"/>
    </style:style>
    <style:style style:name="WW_CharLFO39LVL1" style:family="text">
      <style:text-properties style:font-name="Times New Roman"/>
    </style:style>
    <style:style style:name="WW_CharLFO39LVL2" style:family="text">
      <style:text-properties style:font-name="Times New Roman" style:font-name-complex="Times New Roman"/>
    </style:style>
    <style:style style:name="WW_CharLFO39LVL3" style:family="text">
      <style:text-properties style:font-name="Times New Roman"/>
    </style:style>
    <style:style style:name="WW_CharLFO39LVL4" style:family="text">
      <style:text-properties style:font-name="Times New Roman"/>
    </style:style>
    <style:style style:name="WW_CharLFO39LVL5" style:family="text">
      <style:text-properties style:font-name="Times New Roman" style:font-name-complex="Times New Roman"/>
    </style:style>
    <style:style style:name="WW_CharLFO39LVL6" style:family="text">
      <style:text-properties style:font-name="Times New Roman"/>
    </style:style>
    <style:style style:name="WW_CharLFO39LVL7" style:family="text">
      <style:text-properties style:font-name="Times New Roman"/>
    </style:style>
    <style:style style:name="WW_CharLFO39LVL8" style:family="text">
      <style:text-properties style:font-name="Times New Roman" style:font-name-complex="Times New Roman"/>
    </style:style>
    <style:style style:name="WW_CharLFO39LVL9" style:family="text">
      <style:text-properties style:font-name="Times New Roman"/>
    </style:style>
    <style:style style:name="WW_CharLFO41LVL2" style:family="text">
      <style:text-properties fo:font-size="12pt" style:font-size-asian="12pt"/>
    </style:style>
    <style:style style:name="WW_CharLFO43LVL1" style:family="text">
      <style:text-properties fo:font-size="12pt" style:font-size-asian="12pt" style:font-size-complex="12pt"/>
    </style:style>
    <style:style style:name="WW_CharLFO50LVL1" style:family="text">
      <style:text-properties style:font-name="Arial"/>
    </style:style>
    <style:style style:name="WW_CharLFO50LVL2" style:family="text">
      <style:text-properties style:font-name="Times New Roman" style:font-name-complex="Times New Roman"/>
    </style:style>
    <style:style style:name="WW_CharLFO50LVL3" style:family="text">
      <style:text-properties style:font-name="Times New Roman"/>
    </style:style>
    <style:style style:name="WW_CharLFO50LVL4" style:family="text">
      <style:text-properties style:font-name="Times New Roman"/>
    </style:style>
    <style:style style:name="WW_CharLFO50LVL5" style:family="text">
      <style:text-properties style:font-name="Times New Roman" style:font-name-complex="Times New Roman"/>
    </style:style>
    <style:style style:name="WW_CharLFO50LVL6" style:family="text">
      <style:text-properties style:font-name="Times New Roman"/>
    </style:style>
    <style:style style:name="WW_CharLFO50LVL7" style:family="text">
      <style:text-properties style:font-name="Times New Roman"/>
    </style:style>
    <style:style style:name="WW_CharLFO50LVL8" style:family="text">
      <style:text-properties style:font-name="Times New Roman" style:font-name-complex="Times New Roman"/>
    </style:style>
    <style:style style:name="WW_CharLFO50LVL9" style:family="text">
      <style:text-properties style:font-name="Times New Roman"/>
    </style:style>
    <text:list-style style:name="LFO50">
      <text:list-level-style-bullet text:level="1" text:style-name="WW_CharLFO50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Aria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1">
      <text:list-level-style-number text:level="1" text:style-name="WW_CharLFO11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0">
      <text:list-level-style-bullet text:level="1" text:style-name="WW_CharLFO20LVL1" text:bullet-char="–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2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3">
      <text:list-level-style-number text:level="1" text:style-name="WW_CharLFO23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3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4">
      <text:list-level-style-number text:level="1" text:style-name="WW_CharLFO24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4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5">
      <text:list-level-style-number text:level="1" text:style-name="WW_CharLFO25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5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6">
      <text:list-level-style-number text:level="1" text:style-name="WW_CharLFO26LVL1" style:num-format="1">
        <style:list-level-properties text:space-before="0in" text:min-label-width="0.2215in" text:list-level-position-and-space-mode="label-alignment">
          <style:list-level-label-alignment text:label-followed-by="listtab" fo:margin-left="0.2215in" fo:text-indent="-0.2215in"/>
        </style:list-level-properties>
      </text:list-level-style-number>
      <text:list-level-style-number text:level="2" text:style-name="WW_CharLFO26LVL2" style:num-format="1" text:display-levels="2">
        <style:list-level-properties text:space-before="0in" text:min-label-width="0.3215in" text:list-level-position-and-space-mode="label-alignment">
          <style:list-level-label-alignment text:label-followed-by="listtab" fo:margin-left="0.3215in" fo:text-indent="-0.3215in"/>
        </style:list-level-properties>
      </text:list-level-style-number>
      <text:list-level-style-number text:level="3" style:num-format="1" text:display-levels="3">
        <style:list-level-properties text:space-before="0in" text:min-label-width="0.3666in" text:list-level-position-and-space-mode="label-alignment">
          <style:list-level-label-alignment text:label-followed-by="listtab" fo:margin-left="0.3666in" fo:text-indent="-0.3666in"/>
        </style:list-level-properties>
      </text:list-level-style-number>
      <text:list-level-style-number text:level="4" style:num-format="1" text:display-levels="4">
        <style:list-level-properties text:space-before="0in" text:min-label-width="0.4798in" text:list-level-position-and-space-mode="label-alignment">
          <style:list-level-label-alignment text:label-followed-by="listtab" fo:margin-left="0.4798in" fo:text-indent="-0.4798in"/>
        </style:list-level-properties>
      </text:list-level-style-number>
      <text:list-level-style-number text:level="5" style:num-format="1" text:display-levels="5">
        <style:list-level-properties text:space-before="0in" text:min-label-width="0.593in" text:list-level-position-and-space-mode="label-alignment">
          <style:list-level-label-alignment text:label-followed-by="listtab" fo:margin-left="0.593in" fo:text-indent="-0.593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7">
      <text:list-level-style-number text:level="1" text:style-name="WW_CharLFO27LVL1" style:num-suffix=" " style:num-format="1">
        <style:list-level-properties text:space-before="0in" text:min-label-width="0.2284in" text:list-level-position-and-space-mode="label-alignment">
          <style:list-level-label-alignment text:label-followed-by="space" fo:margin-left="0.2284in" fo:text-indent="-0.2284in"/>
        </style:list-level-properties>
      </text:list-level-style-number>
      <text:list-level-style-number text:level="2" text:style-name="WW_CharLFO27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8">
      <text:list-level-style-number text:level="1" text:style-name="WW_CharLFO28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28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29">
      <text:list-level-style-number text:level="1" text:style-name="WW_CharLFO29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29LVL2" style:num-suffix=" " style:num-format="1" text:display-levels="2">
        <style:list-level-properties text:space-before="0in" text:min-label-width="0.3229in" text:list-level-position-and-space-mode="label-alignment">
          <style:list-level-label-alignment text:label-followed-by="space" fo:margin-left="0.3229in" fo:text-indent="-0.3229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30">
      <text:list-level-style-number text:level="1" text:style-name="WW_CharLFO30LVL1" style:num-suffix=" " style:num-format="1">
        <style:list-level-properties text:space-before="0in" text:min-label-width="0.2326in" text:list-level-position-and-space-mode="label-alignment">
          <style:list-level-label-alignment text:label-followed-by="space" fo:margin-left="0.2326in" fo:text-indent="-0.2326in"/>
        </style:list-level-properties>
      </text:list-level-style-number>
      <text:list-level-style-number text:level="2" text:style-name="WW_CharLFO30LVL2" style:num-suffix=" " style:num-format="1" text:display-levels="2">
        <style:list-level-properties text:space-before="0in" text:min-label-width="0.327in" text:list-level-position-and-space-mode="label-alignment">
          <style:list-level-label-alignment text:label-followed-by="space" fo:margin-left="0.327in" fo:text-indent="-0.327in"/>
        </style:list-level-properties>
      </text:list-level-style-number>
      <text:list-level-style-number text:level="3" style:num-suffix=" " style:num-format="1" text:display-levels="3">
        <style:list-level-properties text:space-before="0in" text:min-label-width="0.368in" text:list-level-position-and-space-mode="label-alignment">
          <style:list-level-label-alignment text:label-followed-by="space" fo:margin-left="0.368in" fo:text-indent="-0.368in"/>
        </style:list-level-properties>
      </text:list-level-style-number>
      <text:list-level-style-number text:level="4" style:num-suffix=" " style:num-format="1" text:display-levels="4">
        <style:list-level-properties text:space-before="0in" text:min-label-width="0.4756in" text:list-level-position-and-space-mode="label-alignment">
          <style:list-level-label-alignment text:label-followed-by="space" fo:margin-left="0.4756in" fo:text-indent="-0.4756in"/>
        </style:list-level-properties>
      </text:list-level-style-number>
      <text:list-level-style-number text:level="5" style:num-suffix=" " style:num-format="1" text:display-levels="5">
        <style:list-level-properties text:space-before="0in" text:min-label-width="0.5881in" text:list-level-position-and-space-mode="label-alignment">
          <style:list-level-label-alignment text:label-followed-by="space" fo:margin-left="0.5881in" fo:text-indent="-0.5881in"/>
        </style:list-level-properties>
      </text:list-level-style-number>
      <text:list-level-style-number text:level="6" style:num-format="1" text:display-levels="6">
        <style:list-level-properties text:space-before="0in" text:min-label-width="0.6298in" text:list-level-position-and-space-mode="label-alignment">
          <style:list-level-label-alignment text:label-followed-by="space" fo:margin-left="0.6298in" fo:text-indent="-0.6298in"/>
        </style:list-level-properties>
      </text:list-level-style-number>
      <text:list-level-style-number text:level="7" style:num-format="1" text:display-levels="7">
        <style:list-level-properties text:space-before="0in" text:min-label-width="0.709in" text:list-level-position-and-space-mode="label-alignment">
          <style:list-level-label-alignment text:label-followed-by="space" fo:margin-left="0.709in" fo:text-indent="-0.709in"/>
        </style:list-level-properties>
      </text:list-level-style-number>
      <text:list-level-style-number text:level="8" style:num-format="1" text:display-levels="8">
        <style:list-level-properties text:space-before="0in" text:min-label-width="0.7875in" text:list-level-position-and-space-mode="label-alignment">
          <style:list-level-label-alignment text:label-followed-by="space" fo:margin-left="0.7875in" fo:text-indent="-0.7875in"/>
        </style:list-level-properties>
      </text:list-level-style-number>
      <text:list-level-style-number text:level="9" style:num-format="1" text:display-levels="9">
        <style:list-level-properties text:space-before="0in" text:min-label-width="0.9055in" text:list-level-position-and-space-mode="label-alignment">
          <style:list-level-label-alignment text:label-followed-by="space" fo:margin-left="0.9055in" fo:text-indent="-0.9055in"/>
        </style:list-level-properties>
      </text:list-level-style-number>
    </text:list-style>
    <text:list-style style:name="LFO33">
      <text:list-level-style-bullet text:level="1" text:style-name="WW_CharLFO3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Aria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4">
      <text:list-level-style-bullet text:level="1" text:style-name="WW_CharLFO3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Aria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5LVL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7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1LVL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42">
      <text:list-level-style-number text:level="1" style:num-prefix="(" style:num-suffix=")" style:num-format="1">
        <style:list-level-properties text:space-before="0.1972in" text:min-label-width="0.3541in" text:list-level-position-and-space-mode="label-alignment">
          <style:list-level-label-alignment text:label-followed-by="listtab" fo:margin-left="0.5513in" fo:text-indent="-0.3541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3">
      <text:list-level-style-number text:level="1" text:style-name="WW_CharLFO4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29in" text:min-label-width="0.125in" text:list-level-position-and-space-mode="label-alignment">
          <style:list-level-label-alignment text:label-followed-by="listtab" fo:margin-left="1.4979in" fo:text-indent="-0.125in"/>
        </style:list-level-properties>
      </text:list-level-style-number>
      <text:list-level-style-number text:level="4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29in" text:min-label-width="0.125in" text:list-level-position-and-space-mode="label-alignment">
          <style:list-level-label-alignment text:label-followed-by="listtab" fo:margin-left="2.9979in" fo:text-indent="-0.125in"/>
        </style:list-level-properties>
      </text:list-level-style-number>
      <text:list-level-style-number text:level="7" style:num-suffix="." style:num-format="1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29in" text:min-label-width="0.125in" text:list-level-position-and-space-mode="label-alignment">
          <style:list-level-label-alignment text:label-followed-by="listtab" fo:margin-left="4.4979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29in" text:min-label-width="0.125in" text:list-level-position-and-space-mode="label-alignment">
          <style:list-level-label-alignment text:label-followed-by="listtab" fo:margin-left="1.4979in" fo:text-indent="-0.125in"/>
        </style:list-level-properties>
      </text:list-level-style-number>
      <text:list-level-style-number text:level="4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29in" text:min-label-width="0.125in" text:list-level-position-and-space-mode="label-alignment">
          <style:list-level-label-alignment text:label-followed-by="listtab" fo:margin-left="2.9979in" fo:text-indent="-0.125in"/>
        </style:list-level-properties>
      </text:list-level-style-number>
      <text:list-level-style-number text:level="7" style:num-suffix="." style:num-format="1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29in" text:min-label-width="0.125in" text:list-level-position-and-space-mode="label-alignment">
          <style:list-level-label-alignment text:label-followed-by="listtab" fo:margin-left="4.4979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</text:list-level-style-number>
    </text:list-style>
    <style:page-layout style:name="PL0">
      <style:page-layout-properties fo:page-width="6.1034in" fo:page-height="9.0562in" style:print-orientation="portrait" fo:margin-top="0.3541in" fo:margin-left="0.709in" fo:margin-bottom="0.4923in" fo:margin-right="0.8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5118in"/>
      </style:footer-style>
    </style:page-layout>
  </office:automatic-styles>
  <office:master-styles>
    <style:master-page style:name="MP0" style:page-layout-name="PL0">
      <style:header>
        <text:p text:style-name="Header"><text:tab/><text:span text:style-name="PageNumber"><text:page-number text:fixed="false">3</text:page-number></text:span></text:p>
      </style:header>
      <style:header-left>
        <text:p text:style-name="Header"><text:span text:style-name="PageNumber"><text:page-number text:fixed="false">4</text:page-number></text:span></text:p>
      </style:header-left>
      <style:footer>
        <text:p text:style-name="Footer"/>
      </style:footer>
      <style:footer-left>
        <text:p text:style-name="Footer"/>
      </style:footer-left>
    </style:master-page>
    <style:master-page style:next-style-name="MP0" style:name="MPF0" style:page-layout-name="PL0">
      <style:header>
        <text:p text:style-name="Header"><text:tab/><text:span text:style-name="PageNumber"><text:page-number text:fixed="false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nosG</meta:initial-creator>
    <dc:creator>MenosG</dc:creator>
    <meta:creation-date>2019-08-07T15:48:00Z</meta:creation-date>
    <dc:date>2019-08-07T15:48:00Z</dc:date>
    <meta:print-date>2013-02-27T09:34:00Z</meta:print-date>
    <meta:template xlink:href="DG_manuscript_template.dotm" xlink:type="simple"/>
    <meta:editing-cycles>2</meta:editing-cycles>
    <meta:editing-duration>PT0S</meta:editing-duration>
    <meta:user-defined meta:name="MTWinEqns" meta:value-type="boolean">true</meta:user-defined>
    <meta:document-statistic meta:page-count="3" meta:paragraph-count="12" meta:word-count="929" meta:character-count="6495" meta:row-count="46" meta:non-whitespace-character-count="5578"/>
  </office:meta>
</office:document-meta>
</file>